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Helvetica, sans-serif"/>
    <style:font-face style:name="Jetbrains Mono" svg:font-family="'Jetbrains Mono', monospace, Inter"/>
    <style:font-face style:name="Lohit Devanagari1" svg:font-family="'Lohit Devanagari'"/>
    <style:font-face style:name="Roboto" svg:font-family="Roboto,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fo:font-weight="bold" officeooo:rsid="0079d5bc" officeooo:paragraph-rsid="0080f17b" style:font-size-asian="14pt" style:font-weight-asian="bold" style:font-size-complex="14pt" style:font-weight-complex="bold"/>
    </style:style>
    <style:style style:name="P2" style:family="paragraph" style:parent-style-name="Standard">
      <style:paragraph-properties fo:line-height="150%"/>
      <style:text-properties style:font-name="Ubuntu" fo:font-size="14pt" fo:font-weight="bold" officeooo:rsid="0079d5bc" officeooo:paragraph-rsid="0079d5bc" style:font-size-asian="14pt" style:font-weight-asian="bold" style:font-size-complex="14pt" style:font-weight-complex="bold"/>
    </style:style>
    <style:style style:name="P3" style:family="paragraph" style:parent-style-name="Standard">
      <style:paragraph-properties fo:line-height="150%"/>
      <style:text-properties style:font-name="Ubuntu" fo:font-size="14pt" fo:font-weight="bold" officeooo:rsid="002ec65f" officeooo:paragraph-rsid="0064e5e2" style:font-size-asian="14pt" style:font-weight-asian="bold" style:font-size-complex="14pt" style:font-weight-complex="bold"/>
    </style:style>
    <style:style style:name="P4" style:family="paragraph" style:parent-style-name="Standard">
      <style:paragraph-properties fo:line-height="150%"/>
      <style:text-properties style:font-name="Ubuntu" fo:font-size="14pt" fo:font-weight="bold" officeooo:rsid="007363a1" officeooo:paragraph-rsid="0077e218" style:font-size-asian="14pt" style:font-weight-asian="bold" style:font-size-complex="14pt" style:font-weight-complex="bold"/>
    </style:style>
    <style:style style:name="P5" style:family="paragraph" style:parent-style-name="Standard">
      <style:paragraph-properties fo:line-height="150%"/>
      <style:text-properties style:font-name="Ubuntu" fo:font-size="14pt" fo:font-weight="bold" officeooo:rsid="0030a798" officeooo:paragraph-rsid="0079d5bc" style:font-size-asian="14pt" style:font-weight-asian="bold" style:font-size-complex="14pt" style:font-weight-complex="bold"/>
    </style:style>
    <style:style style:name="P6" style:family="paragraph" style:parent-style-name="Standard">
      <style:paragraph-properties fo:line-height="150%"/>
      <style:text-properties style:font-name="Ubuntu" fo:font-size="14pt" officeooo:rsid="0013cb0a" officeooo:paragraph-rsid="0013cb0a" style:font-size-asian="14pt" style:font-size-complex="14pt"/>
    </style:style>
    <style:style style:name="P7" style:family="paragraph" style:parent-style-name="Standard">
      <style:paragraph-properties fo:line-height="150%"/>
      <style:text-properties style:font-name="Ubuntu" fo:font-size="14pt" officeooo:rsid="001f55c9" officeooo:paragraph-rsid="005f9c62" style:font-size-asian="14pt" style:font-size-complex="14pt"/>
    </style:style>
    <style:style style:name="P8" style:family="paragraph" style:parent-style-name="Standard">
      <style:paragraph-properties fo:line-height="150%"/>
      <style:text-properties style:font-name="Ubuntu" fo:font-size="14pt" officeooo:rsid="001f55c9" officeooo:paragraph-rsid="005fdc43" style:font-size-asian="14pt" style:font-size-complex="14pt"/>
    </style:style>
    <style:style style:name="P9" style:family="paragraph" style:parent-style-name="Standard">
      <style:paragraph-properties fo:line-height="150%"/>
      <style:text-properties style:font-name="Ubuntu" fo:font-size="14pt" officeooo:rsid="00539053" officeooo:paragraph-rsid="005fdc43" style:font-size-asian="14pt" style:font-size-complex="14pt"/>
    </style:style>
    <style:style style:name="P10" style:family="paragraph" style:parent-style-name="Standard">
      <style:paragraph-properties fo:line-height="150%"/>
      <style:text-properties style:font-name="Ubuntu" fo:font-size="14pt" officeooo:rsid="005fdc43" officeooo:paragraph-rsid="005fdc43" style:font-size-asian="14pt" style:font-size-complex="14pt"/>
    </style:style>
    <style:style style:name="P11" style:family="paragraph" style:parent-style-name="Standard">
      <style:paragraph-properties fo:line-height="150%"/>
      <style:text-properties style:font-name="Ubuntu" fo:font-size="14pt" officeooo:rsid="00566e71" officeooo:paragraph-rsid="005fdc43" style:font-size-asian="14pt" style:font-size-complex="14pt"/>
    </style:style>
    <style:style style:name="P12" style:family="paragraph" style:parent-style-name="Standard">
      <style:paragraph-properties fo:line-height="150%"/>
      <style:text-properties style:font-name="Ubuntu" fo:font-size="14pt" officeooo:rsid="00157949" officeooo:paragraph-rsid="005f9c62" style:font-size-asian="14pt" style:font-size-complex="14pt"/>
    </style:style>
    <style:style style:name="P13" style:family="paragraph" style:parent-style-name="Standard">
      <style:paragraph-properties fo:line-height="150%"/>
      <style:text-properties style:font-name="Ubuntu" fo:font-size="14pt" officeooo:rsid="00157949" officeooo:paragraph-rsid="0061001c" style:font-size-asian="14pt" style:font-size-complex="14pt"/>
    </style:style>
    <style:style style:name="P14" style:family="paragraph" style:parent-style-name="Standard">
      <style:paragraph-properties fo:line-height="150%"/>
      <style:text-properties style:font-name="Ubuntu" fo:font-size="14pt" officeooo:rsid="005d4f66" officeooo:paragraph-rsid="0061001c" style:font-size-asian="14pt" style:font-size-complex="14pt"/>
    </style:style>
    <style:style style:name="P15" style:family="paragraph" style:parent-style-name="Standard">
      <style:paragraph-properties fo:line-height="150%"/>
      <style:text-properties style:font-name="Ubuntu" fo:font-size="14pt" officeooo:rsid="003478c1" officeooo:paragraph-rsid="005f9c62" style:font-size-asian="14pt" style:font-size-complex="14pt"/>
    </style:style>
    <style:style style:name="P16" style:family="paragraph" style:parent-style-name="Standard">
      <style:paragraph-properties fo:line-height="150%"/>
      <style:text-properties style:font-name="Ubuntu" fo:font-size="14pt" officeooo:rsid="00352e4a" officeooo:paragraph-rsid="005f9c62" style:font-size-asian="14pt" style:font-size-complex="14pt"/>
    </style:style>
    <style:style style:name="P17" style:family="paragraph" style:parent-style-name="Standard">
      <style:paragraph-properties fo:line-height="150%"/>
      <style:text-properties style:font-name="Ubuntu" fo:font-size="14pt" officeooo:rsid="000956e8" officeooo:paragraph-rsid="0061001c" style:font-size-asian="14pt" style:font-size-complex="14pt"/>
    </style:style>
    <style:style style:name="P18" style:family="paragraph" style:parent-style-name="Standard">
      <style:paragraph-properties fo:line-height="150%"/>
      <style:text-properties style:font-name="Ubuntu" fo:font-size="14pt" officeooo:rsid="000956e8" officeooo:paragraph-rsid="000956e8" style:font-size-asian="14pt" style:font-size-complex="14pt"/>
    </style:style>
    <style:style style:name="P19" style:family="paragraph" style:parent-style-name="Standard">
      <style:paragraph-properties fo:line-height="150%"/>
      <style:text-properties style:font-name="Ubuntu" fo:font-size="14pt" officeooo:rsid="0061001c" officeooo:paragraph-rsid="0061f53f" style:font-size-asian="14pt" style:font-size-complex="14pt"/>
    </style:style>
    <style:style style:name="P20" style:family="paragraph" style:parent-style-name="Standard">
      <style:paragraph-properties fo:line-height="150%"/>
      <style:text-properties style:font-name="Ubuntu" fo:font-size="14pt" officeooo:rsid="00640452" officeooo:paragraph-rsid="00640452" style:font-size-asian="14pt" style:font-size-complex="14pt"/>
    </style:style>
    <style:style style:name="P21" style:family="paragraph" style:parent-style-name="Standard">
      <style:paragraph-properties fo:line-height="150%"/>
      <style:text-properties style:font-name="Ubuntu" fo:font-size="14pt" officeooo:rsid="00640452" officeooo:paragraph-rsid="0069f935" style:font-size-asian="14pt" style:font-size-complex="14pt"/>
    </style:style>
    <style:style style:name="P22" style:family="paragraph" style:parent-style-name="Standard">
      <style:paragraph-properties fo:line-height="150%"/>
      <style:text-properties style:font-name="Ubuntu" fo:font-size="14pt" officeooo:rsid="0079d5bc" officeooo:paragraph-rsid="00803106" style:font-size-asian="14pt" style:font-size-complex="14pt"/>
    </style:style>
    <style:style style:name="P23" style:family="paragraph" style:parent-style-name="Standard">
      <style:paragraph-properties fo:line-height="150%"/>
      <style:text-properties style:font-name="Ubuntu" fo:font-size="14pt" officeooo:rsid="0079d5bc" officeooo:paragraph-rsid="007d9679" style:font-size-asian="14pt" style:font-size-complex="14pt"/>
    </style:style>
    <style:style style:name="P24" style:family="paragraph" style:parent-style-name="Standard">
      <style:paragraph-properties fo:line-height="150%"/>
      <style:text-properties style:font-name="Ubuntu" fo:font-size="14pt" officeooo:rsid="0079d5bc" officeooo:paragraph-rsid="0079d5bc" style:font-size-asian="14pt" style:font-size-complex="14pt"/>
    </style:style>
    <style:style style:name="P25" style:family="paragraph" style:parent-style-name="Standard">
      <style:paragraph-properties fo:line-height="150%"/>
      <style:text-properties style:font-name="Ubuntu" fo:font-size="14pt" officeooo:rsid="0079d5bc" officeooo:paragraph-rsid="007f3799" style:font-size-asian="14pt" style:font-size-complex="14pt"/>
    </style:style>
    <style:style style:name="P26" style:family="paragraph" style:parent-style-name="Standard">
      <style:paragraph-properties fo:line-height="150%"/>
      <style:text-properties style:font-name="Ubuntu" fo:font-size="14pt" officeooo:rsid="006b0b45" officeooo:paragraph-rsid="006b0b45" style:font-size-asian="14pt" style:font-size-complex="14pt"/>
    </style:style>
    <style:style style:name="P27" style:family="paragraph" style:parent-style-name="Standard">
      <style:paragraph-properties fo:line-height="150%"/>
      <style:text-properties style:font-name="Ubuntu" fo:font-size="14pt" officeooo:rsid="00714ed2" officeooo:paragraph-rsid="00714ed2" style:font-size-asian="14pt" style:font-size-complex="14pt"/>
    </style:style>
    <style:style style:name="P28" style:family="paragraph" style:parent-style-name="Standard">
      <style:paragraph-properties fo:line-height="150%"/>
      <style:text-properties style:font-name="Ubuntu" fo:font-size="14pt" officeooo:rsid="00714ed2" officeooo:paragraph-rsid="00730e69" style:font-size-asian="14pt" style:font-size-complex="14pt"/>
    </style:style>
    <style:style style:name="P29" style:family="paragraph" style:parent-style-name="Standard">
      <style:paragraph-properties fo:line-height="150%"/>
      <style:text-properties style:font-name="Ubuntu" fo:font-size="14pt" officeooo:rsid="0046ce6c" officeooo:paragraph-rsid="00730e69" style:font-size-asian="14pt" style:font-size-complex="14pt"/>
    </style:style>
    <style:style style:name="P30" style:family="paragraph" style:parent-style-name="Standard">
      <style:paragraph-properties fo:line-height="150%"/>
      <style:text-properties style:font-name="Ubuntu" fo:font-size="14pt" officeooo:rsid="0046ce6c" officeooo:paragraph-rsid="006f4c4d" style:font-size-asian="14pt" style:font-size-complex="14pt"/>
    </style:style>
    <style:style style:name="P31" style:family="paragraph" style:parent-style-name="Standard">
      <style:paragraph-properties fo:line-height="150%"/>
      <style:text-properties style:font-name="Ubuntu" fo:font-size="14pt" officeooo:rsid="0046ce6c" officeooo:paragraph-rsid="007363a1" style:font-size-asian="14pt" style:font-size-complex="14pt"/>
    </style:style>
    <style:style style:name="P32" style:family="paragraph" style:parent-style-name="Standard">
      <style:paragraph-properties fo:line-height="150%"/>
      <style:text-properties style:font-name="Ubuntu" fo:font-size="14pt" officeooo:rsid="002ec65f" officeooo:paragraph-rsid="006f4c4d" style:font-size-asian="14pt" style:font-size-complex="14pt"/>
    </style:style>
    <style:style style:name="P33" style:family="paragraph" style:parent-style-name="Standard">
      <style:paragraph-properties fo:line-height="150%"/>
      <style:text-properties style:font-name="Ubuntu" fo:font-size="14pt" officeooo:rsid="002ec65f" officeooo:paragraph-rsid="00730e69" style:font-size-asian="14pt" style:font-size-complex="14pt"/>
    </style:style>
    <style:style style:name="P34" style:family="paragraph" style:parent-style-name="Standard">
      <style:paragraph-properties fo:line-height="150%"/>
      <style:text-properties style:font-name="Ubuntu" fo:font-size="14pt" officeooo:rsid="004901fd" officeooo:paragraph-rsid="00730e69" style:font-size-asian="14pt" style:font-size-complex="14pt"/>
    </style:style>
    <style:style style:name="P35" style:family="paragraph" style:parent-style-name="Standard">
      <style:paragraph-properties fo:line-height="150%"/>
      <style:text-properties style:font-name="Ubuntu" fo:font-size="14pt" officeooo:rsid="004901fd" officeooo:paragraph-rsid="007fb9fa" style:font-size-asian="14pt" style:font-size-complex="14pt"/>
    </style:style>
    <style:style style:name="P36" style:family="paragraph" style:parent-style-name="Standard">
      <style:paragraph-properties fo:line-height="150%"/>
      <style:text-properties style:font-name="Ubuntu" fo:font-size="14pt" officeooo:rsid="007363a1" officeooo:paragraph-rsid="0077e218" style:font-size-asian="14pt" style:font-size-complex="14pt"/>
    </style:style>
    <style:style style:name="P37" style:family="paragraph" style:parent-style-name="Standard">
      <style:paragraph-properties fo:line-height="150%"/>
      <style:text-properties style:font-name="Ubuntu" fo:font-size="14pt" officeooo:rsid="0077e218" officeooo:paragraph-rsid="0077e218" style:font-size-asian="14pt" style:font-size-complex="14pt"/>
    </style:style>
    <style:style style:name="P38" style:family="paragraph" style:parent-style-name="Standard">
      <style:paragraph-properties fo:line-height="150%"/>
      <style:text-properties style:font-name="Ubuntu" fo:font-size="14pt" officeooo:rsid="001711b0" officeooo:paragraph-rsid="0079d5bc" style:font-size-asian="14pt" style:font-size-complex="14pt"/>
    </style:style>
    <style:style style:name="P39" style:family="paragraph" style:parent-style-name="Standard">
      <style:paragraph-properties fo:line-height="150%"/>
      <style:text-properties style:font-name="Ubuntu" fo:font-size="14pt" officeooo:rsid="0029c805" officeooo:paragraph-rsid="0079d5bc" style:font-size-asian="14pt" style:font-size-complex="14pt"/>
    </style:style>
    <style:style style:name="P40" style:family="paragraph" style:parent-style-name="Standard">
      <style:paragraph-properties fo:line-height="150%"/>
      <style:text-properties style:font-name="Ubuntu" fo:font-size="14pt" officeooo:rsid="007fb9fa" officeooo:paragraph-rsid="007fb9fa" style:font-size-asian="14pt" style:font-size-complex="14pt"/>
    </style:style>
    <style:style style:name="P41" style:family="paragraph" style:parent-style-name="Standard">
      <style:paragraph-properties fo:line-height="150%"/>
      <style:text-properties style:font-name="Ubuntu" fo:font-size="14pt" officeooo:rsid="007f7e0a" officeooo:paragraph-rsid="007fb9fa" style:font-size-asian="14pt" style:font-size-complex="14pt"/>
    </style:style>
    <style:style style:name="P42" style:family="paragraph" style:parent-style-name="Standard">
      <style:paragraph-properties fo:line-height="150%"/>
      <style:text-properties style:font-name="Ubuntu" fo:font-size="14pt" officeooo:rsid="005a4c28" officeooo:paragraph-rsid="007f3799" style:font-size-asian="14pt" style:font-size-complex="14pt"/>
    </style:style>
    <style:style style:name="P43" style:family="paragraph" style:parent-style-name="Standard">
      <style:paragraph-properties fo:line-height="150%"/>
      <style:text-properties style:font-name="Ubuntu" fo:font-size="14pt" officeooo:rsid="004ccd10" officeooo:paragraph-rsid="007f3799" style:font-size-asian="14pt" style:font-size-complex="14pt"/>
    </style:style>
    <style:style style:name="P44" style:family="paragraph" style:parent-style-name="Standard">
      <style:paragraph-properties fo:line-height="150%"/>
      <style:text-properties style:font-name="Ubuntu" fo:font-size="14pt" officeooo:rsid="005ba74b" officeooo:paragraph-rsid="007f3799" style:font-size-asian="14pt" style:font-size-complex="14pt"/>
    </style:style>
    <style:style style:name="P45" style:family="paragraph" style:parent-style-name="Standard">
      <style:paragraph-properties fo:line-height="150%"/>
      <style:text-properties style:font-name="Ubuntu" fo:font-size="14pt" officeooo:rsid="00119c37" officeooo:paragraph-rsid="007fb9fa" style:font-size-asian="14pt" style:font-size-complex="14pt"/>
    </style:style>
    <style:style style:name="P46" style:family="paragraph" style:parent-style-name="Standard">
      <style:paragraph-properties fo:line-height="150%"/>
      <style:text-properties style:font-name="Ubuntu" fo:font-size="14pt" officeooo:rsid="005793ca" officeooo:paragraph-rsid="007fb9fa" style:font-size-asian="14pt" style:font-size-complex="14pt"/>
    </style:style>
    <style:style style:name="P47" style:family="paragraph" style:parent-style-name="Standard">
      <style:paragraph-properties fo:line-height="150%"/>
      <style:text-properties style:font-name="Ubuntu" fo:font-size="14pt" officeooo:rsid="000ef45e" officeooo:paragraph-rsid="005c2a7e" style:font-size-asian="14pt" style:font-size-complex="14pt"/>
    </style:style>
    <style:style style:name="P48" style:family="paragraph" style:parent-style-name="Standard">
      <style:paragraph-properties fo:line-height="150%"/>
      <style:text-properties style:font-name="Ubuntu" fo:font-size="14pt" officeooo:rsid="0026d7b7" officeooo:paragraph-rsid="007fb9fa" style:font-size-asian="14pt" style:font-size-complex="14pt"/>
    </style:style>
    <style:style style:name="P49" style:family="paragraph" style:parent-style-name="Standard">
      <style:paragraph-properties fo:line-height="150%"/>
      <style:text-properties style:font-name="Ubuntu" fo:font-size="14pt" fo:font-weight="normal" officeooo:rsid="00453369" officeooo:paragraph-rsid="00640452" style:font-size-asian="14pt" style:font-weight-asian="normal" style:font-size-complex="14pt" style:font-weight-complex="normal"/>
    </style:style>
    <style:style style:name="P50" style:family="paragraph" style:parent-style-name="Standard">
      <style:paragraph-properties fo:line-height="150%"/>
      <style:text-properties style:font-name="Ubuntu" fo:font-size="14pt" fo:font-weight="normal" officeooo:rsid="00803106" officeooo:paragraph-rsid="00803106" style:font-size-asian="14pt" style:font-weight-asian="normal" style:font-size-complex="14pt" style:font-weight-complex="normal"/>
    </style:style>
    <style:style style:name="P51" style:family="paragraph" style:parent-style-name="Standard">
      <style:paragraph-properties fo:line-height="150%"/>
      <style:text-properties style:font-name="Ubuntu" fo:font-size="14pt" fo:font-weight="normal" officeooo:rsid="00714ed2" officeooo:paragraph-rsid="00714ed2" style:font-size-asian="14pt" style:font-weight-asian="normal" style:font-size-complex="14pt" style:font-weight-complex="normal"/>
    </style:style>
    <style:style style:name="P52" style:family="paragraph" style:parent-style-name="Standard">
      <style:paragraph-properties fo:line-height="150%"/>
      <style:text-properties style:font-name="Ubuntu" fo:font-size="14pt" fo:font-weight="normal" officeooo:rsid="002ec65f" officeooo:paragraph-rsid="00714ed2" fo:background-color="#dddddd" style:font-size-asian="14pt" style:font-weight-asian="normal" style:font-size-complex="14pt" style:font-weight-complex="normal"/>
    </style:style>
    <style:style style:name="P53" style:family="paragraph" style:parent-style-name="Standard">
      <style:paragraph-properties fo:line-height="150%"/>
      <style:text-properties style:font-name="Ubuntu" fo:font-size="14pt" fo:font-weight="normal" officeooo:rsid="00118705" officeooo:paragraph-rsid="007363a1" fo:background-color="transparent" style:font-size-asian="14pt" style:font-weight-asian="normal" style:font-size-complex="14pt" style:font-weight-complex="normal"/>
    </style:style>
    <style:style style:name="P54" style:family="paragraph" style:parent-style-name="Standard">
      <style:paragraph-properties fo:line-height="150%"/>
      <style:text-properties style:font-name="Ubuntu" fo:font-size="14pt" officeooo:rsid="0046ce6c" officeooo:paragraph-rsid="006f4c4d" fo:background-color="#dddddd" style:font-size-asian="14pt" style:font-size-complex="14pt"/>
    </style:style>
    <style:style style:name="P55" style:family="paragraph" style:parent-style-name="Standard">
      <style:paragraph-properties fo:line-height="150%"/>
      <style:text-properties style:font-name="Ubuntu" fo:font-size="14pt" officeooo:rsid="00640452" officeooo:paragraph-rsid="00730e69" fo:background-color="#dddddd" style:font-size-asian="14pt" style:font-size-complex="14pt"/>
    </style:style>
    <style:style style:name="P56" style:family="paragraph" style:parent-style-name="Standard">
      <style:paragraph-properties fo:line-height="150%"/>
      <style:text-properties style:font-name="Ubuntu" fo:font-size="14pt" officeooo:rsid="007d9679" officeooo:paragraph-rsid="007d9679" fo:background-color="#dddddd" style:font-size-asian="14pt" style:font-size-complex="14pt"/>
    </style:style>
    <style:style style:name="P57" style:family="paragraph" style:parent-style-name="Standard">
      <style:paragraph-properties fo:line-height="150%"/>
      <style:text-properties style:font-name="Ubuntu" fo:font-size="14pt" officeooo:rsid="0030a798" officeooo:paragraph-rsid="0079d5bc" fo:background-color="#dddddd" style:font-size-asian="14pt" style:font-size-complex="14pt"/>
    </style:style>
    <style:style style:name="P58" style:family="paragraph" style:parent-style-name="Standard">
      <style:paragraph-properties fo:line-height="150%"/>
      <style:text-properties style:font-name="Ubuntu" fo:font-size="14pt" officeooo:rsid="000fe01c" officeooo:paragraph-rsid="007f3799" fo:background-color="#dddddd" style:font-size-asian="14pt" style:font-size-complex="14pt"/>
    </style:style>
    <style:style style:name="P59" style:family="paragraph" style:parent-style-name="Standard">
      <style:paragraph-properties fo:line-height="150%"/>
      <style:text-properties style:font-name="Ubuntu" fo:font-size="14pt" officeooo:rsid="00119c37" officeooo:paragraph-rsid="007fb9fa" fo:background-color="#dddddd" style:font-size-asian="14pt" style:font-size-complex="14pt"/>
    </style:style>
    <style:style style:name="P60" style:family="paragraph" style:parent-style-name="Standard">
      <style:paragraph-properties fo:line-height="150%"/>
      <style:text-properties style:font-name="Ubuntu" fo:font-size="14pt" officeooo:rsid="004901fd" officeooo:paragraph-rsid="007fb9fa" fo:background-color="#dddddd" style:font-size-asian="14pt" style:font-size-complex="14pt"/>
    </style:style>
    <style:style style:name="P61" style:family="paragraph" style:parent-style-name="Standard">
      <style:paragraph-properties fo:line-height="150%"/>
      <style:text-properties style:font-name="Ubuntu" fo:font-size="14pt" fo:font-style="normal" officeooo:rsid="0051aa0d" officeooo:paragraph-rsid="007f3799" fo:background-color="#dddddd" style:font-size-asian="14pt" style:font-style-asian="normal" style:font-size-complex="14pt" style:font-style-complex="normal"/>
    </style:style>
    <style:style style:name="P62" style:family="paragraph" style:parent-style-name="Standard">
      <style:paragraph-properties fo:line-height="150%"/>
      <style:text-properties fo:color="#000000" loext:opacity="100%" style:font-name="Ubuntu" fo:font-size="14pt" fo:font-weight="normal" officeooo:rsid="0028aa60" officeooo:paragraph-rsid="00730e69" fo:background-color="#dddddd" style:font-size-asian="14pt" style:font-size-complex="14pt"/>
    </style:style>
    <style:style style:name="P63" style:family="paragraph" style:parent-style-name="Standard">
      <style:paragraph-properties fo:line-height="150%"/>
      <style:text-properties fo:color="#000000" loext:opacity="100%" style:font-name="Ubuntu" fo:font-size="14pt" fo:font-weight="normal" officeooo:paragraph-rsid="00730e69" fo:background-color="#dddddd" style:font-size-asian="14pt" style:font-size-complex="14pt"/>
    </style:style>
    <style:style style:name="P64" style:family="paragraph" style:parent-style-name="Standard">
      <style:paragraph-properties fo:line-height="150%"/>
      <style:text-properties fo:color="#000000" loext:opacity="100%" style:font-name="Ubuntu" fo:font-size="14pt" fo:font-weight="normal" officeooo:rsid="0079d5bc" officeooo:paragraph-rsid="0080f17b" fo:background-color="#dddddd" style:font-size-asian="14pt" style:font-weight-asian="normal" style:font-size-complex="14pt" style:font-weight-complex="normal"/>
    </style:style>
    <style:style style:name="P65" style:family="paragraph" style:parent-style-name="Standard">
      <style:paragraph-properties fo:line-height="150%"/>
      <style:text-properties fo:color="#000000" loext:opacity="100%" style:font-name="Ubuntu" fo:font-size="14pt" fo:font-style="normal" fo:font-weight="normal" officeooo:rsid="0050ca75" officeooo:paragraph-rsid="007f3799" fo:background-color="#dddddd" style:font-size-asian="14pt" style:font-style-asian="normal" style:font-size-complex="14pt" style:font-style-complex="normal"/>
    </style:style>
    <style:style style:name="P66" style:family="paragraph" style:parent-style-name="Standard">
      <style:paragraph-properties fo:line-height="150%"/>
      <style:text-properties fo:color="#000000" loext:opacity="100%" style:font-name="Ubuntu" fo:font-size="14pt" fo:font-style="normal" fo:font-weight="normal" officeooo:paragraph-rsid="007f3799" fo:background-color="#dddddd" style:font-size-asian="14pt" style:font-style-asian="normal" style:font-size-complex="14pt" style:font-style-complex="normal"/>
    </style:style>
    <style:style style:name="P67" style:family="paragraph" style:parent-style-name="Standard">
      <style:paragraph-properties fo:line-height="150%"/>
      <style:text-properties fo:color="#000000" loext:opacity="100%" style:font-name="Ubuntu" fo:font-size="14pt" officeooo:rsid="008489d8" officeooo:paragraph-rsid="0091b30a" style:font-size-asian="14pt" style:font-size-complex="14pt"/>
    </style:style>
    <style:style style:name="P68" style:family="paragraph" style:parent-style-name="Standard">
      <style:paragraph-properties fo:line-height="150%"/>
      <style:text-properties fo:color="#000000" loext:opacity="100%" style:font-name="Ubuntu" fo:font-size="14pt" officeooo:rsid="008489d8" officeooo:paragraph-rsid="0098101a" style:font-size-asian="14pt" style:font-size-complex="14pt"/>
    </style:style>
    <style:style style:name="P69" style:family="paragraph" style:parent-style-name="Standard">
      <style:paragraph-properties fo:line-height="150%"/>
      <style:text-properties fo:color="#000000" loext:opacity="100%" style:font-name="Ubuntu" fo:font-size="14pt" officeooo:rsid="008489d8" officeooo:paragraph-rsid="00b22fe2" style:font-size-asian="14pt" style:font-size-complex="14pt"/>
    </style:style>
    <style:style style:name="P70" style:family="paragraph" style:parent-style-name="Standard">
      <style:paragraph-properties fo:line-height="150%"/>
      <style:text-properties fo:color="#000000" loext:opacity="100%" style:font-name="Ubuntu" fo:font-size="14pt" officeooo:rsid="0098101a" officeooo:paragraph-rsid="009a691f" style:font-size-asian="14pt" style:font-size-complex="14pt"/>
    </style:style>
    <style:style style:name="P71" style:family="paragraph" style:parent-style-name="Standard">
      <style:paragraph-properties fo:line-height="150%"/>
      <style:text-properties fo:color="#000000" loext:opacity="100%" style:font-name="Ubuntu" fo:font-size="14pt" officeooo:rsid="0098101a" officeooo:paragraph-rsid="00a5852c" style:font-size-asian="14pt" style:font-size-complex="14pt"/>
    </style:style>
    <style:style style:name="P72" style:family="paragraph" style:parent-style-name="Standard">
      <style:paragraph-properties fo:line-height="150%"/>
      <style:text-properties fo:color="#000000" loext:opacity="100%" style:font-name="Ubuntu" fo:font-size="14pt" officeooo:rsid="0098101a" officeooo:paragraph-rsid="009a8fcf" style:font-size-asian="14pt" style:font-size-complex="14pt"/>
    </style:style>
    <style:style style:name="P73" style:family="paragraph" style:parent-style-name="Standard">
      <style:paragraph-properties fo:line-height="150%"/>
      <style:text-properties fo:color="#000000" loext:opacity="100%" style:font-name="Ubuntu" fo:font-size="14pt" officeooo:rsid="0098101a" officeooo:paragraph-rsid="009b2072" style:font-size-asian="14pt" style:font-size-complex="14pt"/>
    </style:style>
    <style:style style:name="P74" style:family="paragraph" style:parent-style-name="Standard">
      <style:paragraph-properties fo:line-height="150%"/>
      <style:text-properties fo:color="#000000" loext:opacity="100%" style:font-name="Ubuntu" fo:font-size="14pt" officeooo:rsid="0098101a" officeooo:paragraph-rsid="009db5f3" style:font-size-asian="14pt" style:font-size-complex="14pt"/>
    </style:style>
    <style:style style:name="P75" style:family="paragraph" style:parent-style-name="Standard">
      <style:paragraph-properties fo:line-height="150%"/>
      <style:text-properties fo:color="#000000" loext:opacity="100%" style:font-name="Ubuntu" fo:font-size="14pt" officeooo:rsid="0098101a" officeooo:paragraph-rsid="009e14fc" style:font-size-asian="14pt" style:font-size-complex="14pt"/>
    </style:style>
    <style:style style:name="P76" style:family="paragraph" style:parent-style-name="Standard">
      <style:paragraph-properties fo:line-height="150%"/>
      <style:text-properties fo:color="#000000" loext:opacity="100%" style:font-name="Ubuntu" fo:font-size="14pt" officeooo:rsid="0098101a" officeooo:paragraph-rsid="009f3f99" style:font-size-asian="14pt" style:font-size-complex="14pt"/>
    </style:style>
    <style:style style:name="P77" style:family="paragraph" style:parent-style-name="Standard">
      <style:paragraph-properties fo:line-height="150%"/>
      <style:text-properties fo:color="#000000" loext:opacity="100%" style:font-name="Ubuntu" fo:font-size="14pt" officeooo:rsid="0098101a" officeooo:paragraph-rsid="00a0fc45" style:font-size-asian="14pt" style:font-size-complex="14pt"/>
    </style:style>
    <style:style style:name="P78" style:family="paragraph" style:parent-style-name="Standard">
      <style:paragraph-properties fo:line-height="150%"/>
      <style:text-properties fo:color="#000000" loext:opacity="100%" style:font-name="Ubuntu" fo:font-size="14pt" officeooo:rsid="0098101a" officeooo:paragraph-rsid="00a11f6a" style:font-size-asian="14pt" style:font-size-complex="14pt"/>
    </style:style>
    <style:style style:name="P79" style:family="paragraph" style:parent-style-name="Standard">
      <style:paragraph-properties fo:line-height="150%"/>
      <style:text-properties fo:color="#000000" loext:opacity="100%" style:font-name="Ubuntu" fo:font-size="14pt" officeooo:rsid="0098101a" officeooo:paragraph-rsid="00a4d4d2" style:font-size-asian="14pt" style:font-size-complex="14pt"/>
    </style:style>
    <style:style style:name="P80" style:family="paragraph" style:parent-style-name="Standard">
      <style:paragraph-properties fo:line-height="150%"/>
      <style:text-properties fo:color="#000000" loext:opacity="100%" style:font-name="Ubuntu" fo:font-size="14pt" officeooo:rsid="0098101a" officeooo:paragraph-rsid="00a40ccc" style:font-size-asian="14pt" style:font-size-complex="14pt"/>
    </style:style>
    <style:style style:name="P81" style:family="paragraph" style:parent-style-name="Standard">
      <style:paragraph-properties fo:line-height="150%"/>
      <style:text-properties fo:color="#000000" loext:opacity="100%" style:font-name="Ubuntu" fo:font-size="14pt" officeooo:rsid="00a4d4d2" officeooo:paragraph-rsid="00a4d4d2" style:font-size-asian="14pt" style:font-size-complex="14pt"/>
    </style:style>
    <style:style style:name="P82" style:family="paragraph" style:parent-style-name="Standard">
      <style:paragraph-properties fo:line-height="150%"/>
      <style:text-properties fo:color="#000000" loext:opacity="100%" style:font-name="Ubuntu" fo:font-size="14pt" officeooo:rsid="00ae40c6" officeooo:paragraph-rsid="00ae40c6" style:font-size-asian="14pt" style:font-size-complex="14pt"/>
    </style:style>
    <style:style style:name="P83" style:family="paragraph" style:parent-style-name="Standard">
      <style:paragraph-properties fo:line-height="150%"/>
      <style:text-properties fo:color="#000000" loext:opacity="100%" style:font-name="Ubuntu" fo:font-size="14pt" officeooo:rsid="000956e8" officeooo:paragraph-rsid="000956e8" style:font-size-asian="14pt" style:font-size-complex="14pt"/>
    </style:style>
    <style:style style:name="P84" style:family="paragraph" style:parent-style-name="Standard">
      <style:paragraph-properties fo:line-height="150%"/>
      <style:text-properties fo:color="#000000" loext:opacity="100%" style:font-name="Ubuntu" fo:font-size="14pt" officeooo:paragraph-rsid="00abb48d" fo:background-color="#dddddd" style:font-size-asian="14pt" style:font-size-complex="14pt"/>
    </style:style>
    <style:style style:name="P85" style:family="paragraph" style:parent-style-name="Standard">
      <style:paragraph-properties fo:line-height="150%"/>
      <style:text-properties fo:color="#000000" loext:opacity="100%" style:font-name="Ubuntu" fo:font-size="14pt" officeooo:paragraph-rsid="00b073d3" fo:background-color="#dddddd" style:font-size-asian="14pt" style:font-size-complex="14pt"/>
    </style:style>
    <style:style style:name="P86" style:family="paragraph" style:parent-style-name="Standard">
      <style:paragraph-properties fo:line-height="150%"/>
      <style:text-properties fo:color="#000000" loext:opacity="100%" style:font-name="Ubuntu" fo:font-size="14pt" officeooo:rsid="00ae40c6" officeooo:paragraph-rsid="00ae40c6" fo:background-color="#dddddd" style:font-size-asian="14pt" style:font-size-complex="14pt"/>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831f0" officeooo:paragraph-rsid="008831f0" style:font-size-asian="14pt" style:font-size-complex="14pt"/>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9a2e6" officeooo:paragraph-rsid="008831f0" style:font-size-asian="14pt" style:font-size-complex="14pt"/>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489d8" officeooo:paragraph-rsid="0099d1fd" style:font-size-asian="14pt" style:font-size-complex="14pt"/>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70f4b" officeooo:paragraph-rsid="0098101a" style:font-size-asian="14pt" style:font-weight-asian="bold" style:font-size-complex="14pt" style:font-weight-complex="bold"/>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a691f" officeooo:paragraph-rsid="009a691f" style:font-size-asian="14pt" style:font-weight-asian="bold" style:font-size-complex="14pt" style:font-weight-complex="bold"/>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101a" officeooo:paragraph-rsid="009a8fcf" style:font-size-asian="14pt" style:font-weight-asian="bold" style:font-size-complex="14pt" style:font-weight-complex="bold"/>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a8fcf" officeooo:paragraph-rsid="009a8fcf" style:font-size-asian="14pt" style:font-weight-asian="bold" style:font-size-complex="14pt" style:font-weight-complex="bold"/>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b1d8c" officeooo:paragraph-rsid="009b2072" style:font-size-asian="14pt" style:font-weight-asian="bold" style:font-size-complex="14pt" style:font-weight-complex="bold"/>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27e3" officeooo:paragraph-rsid="009db5f3" style:font-size-asian="14pt" style:font-weight-asian="bold" style:font-size-complex="14pt" style:font-weight-complex="bold"/>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27e3" officeooo:paragraph-rsid="009e14fc" style:font-size-asian="14pt" style:font-weight-asian="bold" style:font-size-complex="14pt" style:font-weight-complex="bold"/>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27e3" officeooo:paragraph-rsid="009f3f99" style:font-size-asian="14pt" style:font-weight-asian="bold" style:font-size-complex="14pt" style:font-weight-complex="bold"/>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27e3" officeooo:paragraph-rsid="00a11f6a" style:font-size-asian="14pt" style:font-weight-asian="bold" style:font-size-complex="14pt" style:font-weight-complex="bold"/>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27e3" officeooo:paragraph-rsid="00a4d4d2" style:font-size-asian="14pt" style:font-weight-asian="bold" style:font-size-complex="14pt" style:font-weight-complex="bold"/>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27e3" officeooo:paragraph-rsid="00a40ccc" style:font-size-asian="14pt" style:font-weight-asian="bold" style:font-size-complex="14pt" style:font-weight-complex="bold"/>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0fc45" officeooo:paragraph-rsid="00a0fc45" style:font-size-asian="14pt" style:font-weight-asian="bold" style:font-size-complex="14pt" style:font-weight-complex="bold"/>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0fc45" officeooo:paragraph-rsid="00a11f6a" style:font-size-asian="14pt" style:font-weight-asian="bold" style:font-size-complex="14pt" style:font-weight-complex="bold"/>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4d4d2" officeooo:paragraph-rsid="00a4d4d2" style:font-size-asian="14pt" style:font-weight-asian="bold" style:font-size-complex="14pt" style:font-weight-complex="bold"/>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e1541" officeooo:paragraph-rsid="008e1541" style:font-size-asian="14pt" style:font-weight-asian="bold" style:font-size-complex="14pt" style:font-weight-complex="bold"/>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489d8" officeooo:paragraph-rsid="0099d1fd" fo:background-color="#dddddd" style:font-size-asian="14pt" style:font-size-complex="14pt"/>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489d8" officeooo:paragraph-rsid="00a7787d" fo:background-color="#dddddd" style:font-size-asian="14pt" style:font-size-complex="14pt"/>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489d8" officeooo:paragraph-rsid="00a8fa55" fo:background-color="#dddddd" style:font-size-asian="14pt" style:font-size-complex="14pt"/>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489d8" officeooo:paragraph-rsid="00aa6e6d" fo:background-color="#dddddd" style:font-size-asian="14pt" style:font-size-complex="14pt"/>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489d8" officeooo:paragraph-rsid="00ae8ca2" fo:background-color="#dddddd" style:font-size-asian="14pt" style:font-size-complex="14pt"/>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bb48d" officeooo:paragraph-rsid="00b073d3" fo:background-color="#dddddd" style:font-size-asian="14pt" style:font-size-complex="14pt"/>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9d1fd" officeooo:paragraph-rsid="0099d1fd" fo:background-color="#dddddd" style:font-size-asian="14pt" style:font-weight-asian="bold" style:font-size-complex="14pt" style:font-weight-complex="bold"/>
    </style:style>
    <style:style style:name="P112" style:family="paragraph" style:parent-style-name="Heading_20_1">
      <style:paragraph-properties fo:line-height="150%" fo:text-align="center" style:justify-single-word="false"/>
      <style:text-properties style:font-name="Ubuntu"/>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8101a" officeooo:paragraph-rsid="009a691f" style:font-size-asian="14pt" style:font-weight-asian="bold" style:font-size-complex="14pt" style:font-weight-complex="bold"/>
    </style:style>
    <style:style style:name="P1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a691f" officeooo:paragraph-rsid="009a691f" style:font-size-asian="14pt" style:font-weight-asian="bold" style:font-size-complex="14pt" style:font-weight-complex="bold"/>
    </style:style>
    <style:style style:name="P115" style:family="paragraph" style:parent-style-name="Standard">
      <style:paragraph-properties fo:line-height="150%"/>
      <style:text-properties fo:font-variant="normal" fo:text-transform="none" fo:color="#596174" loext:opacity="100%" style:font-name="Inter" fo:font-size="8.25pt" fo:letter-spacing="normal" fo:font-style="normal" fo:font-weight="normal" officeooo:paragraph-rsid="00b68900" fo:background-color="#272b33" loext:padding="0cm" loext:border="none"/>
    </style:style>
    <style:style style:name="P116" style:family="paragraph" style:parent-style-name="Standard">
      <style:paragraph-properties fo:line-height="150%"/>
      <style:text-properties fo:color="#000000" loext:opacity="100%" style:font-name="Ubuntu" fo:font-size="14pt" officeooo:rsid="00915f4b" officeooo:paragraph-rsid="00b68900" style:font-size-asian="14pt" style:font-size-complex="14pt"/>
    </style:style>
    <style:style style:name="P117" style:family="paragraph" style:parent-style-name="Standard">
      <style:paragraph-properties fo:line-height="150%"/>
      <style:text-properties fo:color="#000000" loext:opacity="100%" style:font-name="Ubuntu" fo:font-size="14pt" officeooo:rsid="00b73299" officeooo:paragraph-rsid="00b73299" style:font-size-asian="14pt" style:font-size-complex="14pt"/>
    </style:style>
    <style:style style:name="P118" style:family="paragraph" style:parent-style-name="Standard">
      <style:paragraph-properties fo:line-height="150%"/>
      <style:text-properties fo:color="#000000" loext:opacity="100%" style:font-name="Ubuntu" fo:font-size="14pt" officeooo:rsid="00b8ad64" officeooo:paragraph-rsid="00b8ad64" style:font-size-asian="14pt" style:font-size-complex="14pt"/>
    </style:style>
    <style:style style:name="P119" style:family="paragraph" style:parent-style-name="Standard">
      <style:paragraph-properties fo:line-height="150%"/>
      <style:text-properties fo:color="#000000" loext:opacity="100%" style:font-name="Ubuntu" fo:font-size="14pt" officeooo:rsid="008489d8" officeooo:paragraph-rsid="00b22fe2" style:font-size-asian="14pt" style:font-size-complex="14pt"/>
    </style:style>
    <style:style style:name="P120" style:family="paragraph" style:parent-style-name="Standard">
      <style:paragraph-properties fo:line-height="150%"/>
      <style:text-properties fo:color="#000000" loext:opacity="100%" style:font-name="Ubuntu" fo:font-size="14pt" officeooo:rsid="00b73299" officeooo:paragraph-rsid="00b73299" fo:background-color="#dddddd" style:font-size-asian="14pt" style:font-size-complex="14pt"/>
    </style:style>
    <style:style style:name="P121" style:family="paragraph" style:parent-style-name="Standard">
      <style:paragraph-properties fo:line-height="150%"/>
      <style:text-properties fo:color="#000000" loext:opacity="100%" style:font-name="Ubuntu" fo:font-size="14pt" officeooo:rsid="00b8ad64" officeooo:paragraph-rsid="00b8ad64" fo:background-color="#dddddd" style:font-size-asian="14pt" style:font-size-complex="14pt"/>
    </style:style>
    <style:style style:name="P122" style:family="paragraph" style:parent-style-name="Standard">
      <style:paragraph-properties fo:line-height="150%"/>
      <style:text-properties fo:color="#000000" loext:opacity="100%" style:font-name="Ubuntu" fo:font-size="14pt" fo:font-weight="normal" officeooo:rsid="008489d8" officeooo:paragraph-rsid="007f3799" style:font-size-asian="14pt" style:font-weight-asian="normal" style:font-size-complex="14pt" style:font-weight-complex="normal"/>
    </style:style>
    <style:style style:name="P123" style:family="paragraph" style:parent-style-name="Standard">
      <style:paragraph-properties fo:line-height="150%"/>
      <style:text-properties officeooo:paragraph-rsid="00b68900"/>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596174" loext:opacity="100%" style:font-name="Inter" fo:font-size="8.25pt" fo:letter-spacing="normal" fo:font-style="normal" fo:font-weight="normal" fo:background-color="#272b33" loext:padding="0cm" loext:border="none"/>
    </style:style>
    <style:style style:name="P1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6b7c8b" loext:opacity="100%" style:font-name="Jetbrains Mono" fo:font-size="8.25pt" fo:letter-spacing="normal" fo:font-style="normal" fo:font-weight="bold" fo:background-color="#2e353e" loext:padding="0cm" loext:border="none"/>
    </style:style>
    <style:style style:name="T1" style:family="text">
      <style:text-properties officeooo:rsid="000543ad"/>
    </style:style>
    <style:style style:name="T2" style:family="text">
      <style:text-properties fo:background-color="#dddddd" loext:char-shading-value="0"/>
    </style:style>
    <style:style style:name="T3" style:family="text">
      <style:text-properties officeooo:rsid="0010f51f" fo:background-color="#dddddd" loext:char-shading-value="0"/>
    </style:style>
    <style:style style:name="T4" style:family="text">
      <style:text-properties officeooo:rsid="00118705" fo:background-color="#dddddd" loext:char-shading-value="0"/>
    </style:style>
    <style:style style:name="T5" style:family="text">
      <style:text-properties officeooo:rsid="004f0be9" fo:background-color="#dddddd" loext:char-shading-value="0"/>
    </style:style>
    <style:style style:name="T6" style:family="text">
      <style:text-properties officeooo:rsid="0099d1fd" fo:background-color="#dddddd" loext:char-shading-value="0"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453369" style:font-weight-asian="bold" style:font-weight-complex="bold"/>
    </style:style>
    <style:style style:name="T9" style:family="text">
      <style:text-properties fo:font-weight="bold" officeooo:rsid="00730e69" style:font-weight-asian="bold" style:font-weight-complex="bold"/>
    </style:style>
    <style:style style:name="T10" style:family="text">
      <style:text-properties fo:font-weight="bold" officeooo:rsid="00714ed2" style:font-weight-asian="bold" style:font-weight-complex="bold"/>
    </style:style>
    <style:style style:name="T11" style:family="text">
      <style:text-properties fo:font-weight="bold" officeooo:rsid="00822469" style:font-weight-asian="bold" style:font-weight-complex="bold"/>
    </style:style>
    <style:style style:name="T12" style:family="text">
      <style:text-properties fo:font-weight="bold" officeooo:rsid="00ae40c6" style:font-weight-asian="bold" style:font-weight-complex="bold"/>
    </style:style>
    <style:style style:name="T13" style:family="text">
      <style:text-properties fo:font-weight="bold" officeooo:rsid="008e1541" style:font-weight-asian="bold" style:font-weight-complex="bold"/>
    </style:style>
    <style:style style:name="T14" style:family="text">
      <style:text-properties fo:font-weight="bold" officeooo:rsid="00640452" fo:background-color="transparent" loext:char-shading-value="0" style:font-weight-asian="bold" style:font-weight-complex="bold"/>
    </style:style>
    <style:style style:name="T15" style:family="text">
      <style:text-properties fo:font-weight="bold" officeooo:rsid="00714ed2" fo:background-color="transparent" loext:char-shading-value="0" style:font-weight-asian="bold" style:font-weight-complex="bold"/>
    </style:style>
    <style:style style:name="T16" style:family="text">
      <style:text-properties fo:font-weight="bold" officeooo:rsid="00453369" fo:background-color="transparent" loext:char-shading-value="0" style:font-weight-asian="bold" style:font-weight-complex="bold"/>
    </style:style>
    <style:style style:name="T17" style:family="text">
      <style:text-properties officeooo:rsid="0010153b"/>
    </style:style>
    <style:style style:name="T18" style:family="text">
      <style:text-properties officeooo:rsid="0010f51f"/>
    </style:style>
    <style:style style:name="T19" style:family="text">
      <style:text-properties officeooo:rsid="00118705"/>
    </style:style>
    <style:style style:name="T20" style:family="text">
      <style:text-properties fo:background-color="transparent" loext:char-shading-value="0"/>
    </style:style>
    <style:style style:name="T21" style:family="text">
      <style:text-properties officeooo:rsid="00640452" fo:background-color="transparent" loext:char-shading-value="0"/>
    </style:style>
    <style:style style:name="T22" style:family="text">
      <style:text-properties officeooo:rsid="0099d1fd" fo:background-color="transparent" loext:char-shading-value="0" style:font-weight-asian="bold" style:font-weight-complex="bold"/>
    </style:style>
    <style:style style:name="T23" style:family="text">
      <style:text-properties fo:font-style="italic"/>
    </style:style>
    <style:style style:name="T24" style:family="text">
      <style:text-properties fo:font-style="italic" fo:font-weight="bold" officeooo:rsid="00714ed2" fo:background-color="transparent" loext:char-shading-value="0" style:font-weight-asian="bold" style:font-weight-complex="bold"/>
    </style:style>
    <style:style style:name="T25" style:family="text">
      <style:text-properties officeooo:rsid="0030a798"/>
    </style:style>
    <style:style style:name="T26" style:family="text">
      <style:text-properties fo:font-weight="normal" style:font-weight-asian="normal" style:font-weight-complex="normal"/>
    </style:style>
    <style:style style:name="T27" style:family="text">
      <style:text-properties fo:font-weight="normal" officeooo:rsid="00453369" style:font-weight-asian="normal" style:font-weight-complex="normal"/>
    </style:style>
    <style:style style:name="T28" style:family="text">
      <style:text-properties fo:font-weight="normal" officeooo:rsid="0046ce6c" style:font-weight-asian="normal" style:font-weight-complex="normal"/>
    </style:style>
    <style:style style:name="T29" style:family="text">
      <style:text-properties fo:font-weight="normal" officeooo:rsid="0064e5e2" style:font-weight-asian="normal" style:font-weight-complex="normal"/>
    </style:style>
    <style:style style:name="T30" style:family="text">
      <style:text-properties fo:font-weight="normal" officeooo:rsid="00673a7b" style:font-weight-asian="normal" style:font-weight-complex="normal"/>
    </style:style>
    <style:style style:name="T31" style:family="text">
      <style:text-properties fo:font-weight="normal" officeooo:rsid="006b3f56" style:font-weight-asian="normal" style:font-weight-complex="normal"/>
    </style:style>
    <style:style style:name="T32" style:family="text">
      <style:text-properties fo:font-weight="normal" officeooo:rsid="006c25d2" style:font-weight-asian="normal" style:font-weight-complex="normal"/>
    </style:style>
    <style:style style:name="T33" style:family="text">
      <style:text-properties fo:font-weight="normal" officeooo:rsid="00714ed2" style:font-weight-asian="normal" style:font-weight-complex="normal"/>
    </style:style>
    <style:style style:name="T34" style:family="text">
      <style:text-properties fo:font-weight="normal" officeooo:rsid="006b9c1e" style:font-weight-asian="normal" style:font-weight-complex="normal"/>
    </style:style>
    <style:style style:name="T35" style:family="text">
      <style:text-properties fo:font-weight="normal" officeooo:rsid="00730e69" style:font-weight-asian="normal" style:font-weight-complex="normal"/>
    </style:style>
    <style:style style:name="T36" style:family="text">
      <style:text-properties fo:font-weight="normal" fo:background-color="#dddddd" loext:char-shading-value="0" style:font-weight-asian="normal" style:font-weight-complex="normal"/>
    </style:style>
    <style:style style:name="T37" style:family="text">
      <style:text-properties fo:font-weight="normal" officeooo:rsid="00803106" fo:background-color="#dddddd" loext:char-shading-value="0" style:font-weight-asian="normal" style:font-weight-complex="normal"/>
    </style:style>
    <style:style style:name="T38" style:family="text">
      <style:text-properties officeooo:rsid="00453369"/>
    </style:style>
    <style:style style:name="T39" style:family="text">
      <style:text-properties officeooo:rsid="00473396"/>
    </style:style>
    <style:style style:name="T40" style:family="text">
      <style:text-properties officeooo:rsid="004901fd"/>
    </style:style>
    <style:style style:name="T41" style:family="text">
      <style:text-properties officeooo:rsid="004befdf"/>
    </style:style>
    <style:style style:name="T42" style:family="text">
      <style:text-properties officeooo:rsid="0054c2a9"/>
    </style:style>
    <style:style style:name="T43" style:family="text">
      <style:text-properties officeooo:rsid="00566e71"/>
    </style:style>
    <style:style style:name="T44" style:family="text">
      <style:text-properties officeooo:rsid="0056be6b"/>
    </style:style>
    <style:style style:name="T45" style:family="text">
      <style:text-properties officeooo:rsid="005793ca"/>
    </style:style>
    <style:style style:name="T46" style:family="text">
      <style:text-properties officeooo:rsid="005a70f8"/>
    </style:style>
    <style:style style:name="T47" style:family="text">
      <style:text-properties officeooo:rsid="005c2a7e"/>
    </style:style>
    <style:style style:name="T48" style:family="text">
      <style:text-properties officeooo:rsid="005d4f66"/>
    </style:style>
    <style:style style:name="T49" style:family="text">
      <style:text-properties officeooo:rsid="005fdc43"/>
    </style:style>
    <style:style style:name="T50" style:family="text">
      <style:text-properties officeooo:rsid="0061001c"/>
    </style:style>
    <style:style style:name="T51" style:family="text">
      <style:text-properties officeooo:rsid="0061f53f"/>
    </style:style>
    <style:style style:name="T52" style:family="text">
      <style:text-properties officeooo:rsid="00640452"/>
    </style:style>
    <style:style style:name="T53" style:family="text">
      <style:text-properties officeooo:rsid="006f4c4d"/>
    </style:style>
    <style:style style:name="T54" style:family="text">
      <style:text-properties fo:color="#000000" loext:opacity="100%" fo:font-weight="normal"/>
    </style:style>
    <style:style style:name="T55" style:family="text">
      <style:text-properties fo:color="#000000" loext:opacity="100%" fo:font-weight="normal" officeooo:rsid="00453369" fo:background-color="#dddddd" loext:char-shading-value="0" style:font-weight-asian="normal" style:font-weight-complex="normal"/>
    </style:style>
    <style:style style:name="T56" style:family="text">
      <style:text-properties fo:color="#000000" loext:opacity="100%" fo:font-weight="normal" officeooo:rsid="0080f17b" fo:background-color="#dddddd" loext:char-shading-value="0" style:font-weight-asian="normal" style:font-weight-complex="normal"/>
    </style:style>
    <style:style style:name="T57" style:family="text">
      <style:text-properties fo:color="#000000" loext:opacity="100%" fo:font-weight="bold" officeooo:rsid="00714ed2" fo:background-color="transparent" loext:char-shading-value="0" style:font-weight-asian="bold" style:font-weight-complex="bold"/>
    </style:style>
    <style:style style:name="T58" style:family="text">
      <style:text-properties fo:color="#000000" loext:opacity="100%" style:font-name="Ubuntu" fo:font-weight="normal" officeooo:rsid="00453369" fo:background-color="#dddddd" loext:char-shading-value="0" style:font-weight-asian="normal" style:font-weight-complex="normal"/>
    </style:style>
    <style:style style:name="T59" style:family="text">
      <style:text-properties fo:color="#000000" loext:opacity="100%" style:font-name="Ubuntu" fo:font-weight="normal" officeooo:rsid="0080f17b" fo:background-color="#dddddd" loext:char-shading-value="0" style:font-weight-asian="normal" style:font-weight-complex="normal"/>
    </style:style>
    <style:style style:name="T60" style:family="text">
      <style:text-properties officeooo:rsid="00747b75"/>
    </style:style>
    <style:style style:name="T61" style:family="text">
      <style:text-properties officeooo:rsid="0075da83"/>
    </style:style>
    <style:style style:name="T62" style:family="text">
      <style:text-properties officeooo:rsid="00776615"/>
    </style:style>
    <style:style style:name="T63" style:family="text">
      <style:text-properties officeooo:rsid="0077e218"/>
    </style:style>
    <style:style style:name="T64" style:family="text">
      <style:text-properties officeooo:rsid="0079d5bc"/>
    </style:style>
    <style:style style:name="T65" style:family="text">
      <style:text-properties officeooo:rsid="001711b0"/>
    </style:style>
    <style:style style:name="T66" style:family="text">
      <style:text-properties officeooo:rsid="007a7aff"/>
    </style:style>
    <style:style style:name="T67" style:family="text">
      <style:text-properties officeooo:rsid="000fe01c"/>
    </style:style>
    <style:style style:name="T68" style:family="text">
      <style:text-properties officeooo:rsid="007f3799"/>
    </style:style>
    <style:style style:name="T69" style:family="text">
      <style:text-properties officeooo:rsid="007f7e0a"/>
    </style:style>
    <style:style style:name="T70" style:family="text">
      <style:text-properties officeooo:rsid="00592790"/>
    </style:style>
    <style:style style:name="T71" style:family="text">
      <style:text-properties officeooo:rsid="007fb9fa"/>
    </style:style>
    <style:style style:name="T72" style:family="text">
      <style:text-properties officeooo:rsid="0080f17b"/>
    </style:style>
    <style:style style:name="T73" style:family="text">
      <style:text-properties officeooo:rsid="00822469"/>
    </style:style>
    <style:style style:name="T74" style:family="text">
      <style:text-properties officeooo:rsid="00840b64"/>
    </style:style>
    <style:style style:name="T75" style:family="text">
      <style:text-properties fo:font-variant="normal" fo:text-transform="none" fo:color="#0a0a23" loext:opacity="100%" style:font-name="Ubuntu" fo:font-size="15.1000003814697pt" fo:letter-spacing="normal" fo:font-style="normal" fo:font-weight="normal"/>
    </style:style>
    <style:style style:name="T76" style:family="text">
      <style:text-properties fo:font-variant="normal" fo:text-transform="none" fo:color="#0a0a23" loext:opacity="100%" style:font-name="Ubuntu" fo:font-size="15.1000003814697pt" fo:letter-spacing="normal" fo:font-style="normal" fo:font-weight="normal" officeooo:rsid="00b68900"/>
    </style:style>
    <style:style style:name="T77" style:family="text">
      <style:text-properties fo:font-variant="normal" fo:text-transform="none" fo:color="#0a0a23" loext:opacity="100%" style:font-name="Ubuntu" fo:font-size="15.1000003814697pt" fo:letter-spacing="normal" fo:font-style="italic" fo:font-weight="normal" loext:padding="0cm" loext:border="none"/>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officeooo:rsid="008687f2"/>
    </style:style>
    <style:style style:name="T80" style:family="text">
      <style:text-properties fo:font-variant="normal" fo:text-transform="none" fo:letter-spacing="normal" fo:font-style="normal" fo:font-weight="normal" officeooo:rsid="008831f0"/>
    </style:style>
    <style:style style:name="T81" style:family="text">
      <style:text-properties fo:font-variant="normal" fo:text-transform="none" fo:letter-spacing="normal" fo:font-style="normal" fo:font-weight="normal" officeooo:rsid="0089a2e6"/>
    </style:style>
    <style:style style:name="T82" style:family="text">
      <style:text-properties fo:font-variant="normal" fo:text-transform="none" fo:letter-spacing="normal" fo:font-style="normal" fo:font-weight="normal" style:font-weight-asian="bold" style:font-weight-complex="bold"/>
    </style:style>
    <style:style style:name="T83" style:family="text">
      <style:text-properties fo:font-variant="normal" fo:text-transform="none" fo:letter-spacing="normal" fo:font-style="normal" fo:font-weight="normal" officeooo:rsid="008e1541" style:font-weight-asian="bold" style:font-weight-complex="bold"/>
    </style:style>
    <style:style style:name="T84" style:family="text">
      <style:text-properties fo:font-variant="normal" fo:text-transform="none" fo:letter-spacing="normal" fo:font-style="normal" fo:font-weight="normal" officeooo:rsid="00926c7a" style:font-weight-asian="bold" style:font-weight-complex="bold"/>
    </style:style>
    <style:style style:name="T85" style:family="text">
      <style:text-properties fo:font-variant="normal" fo:text-transform="none" fo:letter-spacing="normal" fo:font-style="normal" fo:font-weight="normal" officeooo:rsid="009468d7" style:font-weight-asian="bold" style:font-weight-complex="bold"/>
    </style:style>
    <style:style style:name="T86" style:family="text">
      <style:text-properties fo:font-variant="normal" fo:text-transform="none" fo:letter-spacing="normal" fo:font-style="normal" fo:font-weight="normal" officeooo:rsid="00970f4b" style:font-weight-asian="bold" style:font-weight-complex="bold"/>
    </style:style>
    <style:style style:name="T87" style:family="text">
      <style:text-properties fo:font-variant="normal" fo:text-transform="none" fo:letter-spacing="normal" fo:font-style="normal" fo:font-weight="normal" officeooo:rsid="009827e3" style:font-weight-asian="bold" style:font-weight-complex="bold"/>
    </style:style>
    <style:style style:name="T88" style:family="text">
      <style:text-properties fo:font-variant="normal" fo:text-transform="none" fo:letter-spacing="normal" fo:font-style="normal" fo:font-weight="normal" officeooo:rsid="0099ef3a" style:font-weight-asian="bold" style:font-weight-complex="bold"/>
    </style:style>
    <style:style style:name="T89" style:family="text">
      <style:text-properties fo:font-variant="normal" fo:text-transform="none" fo:letter-spacing="normal" fo:font-style="normal" fo:font-weight="normal" officeooo:rsid="009a0566" style:font-weight-asian="bold" style:font-weight-complex="bold"/>
    </style:style>
    <style:style style:name="T90" style:family="text">
      <style:text-properties fo:font-variant="normal" fo:text-transform="none" fo:letter-spacing="normal" fo:font-style="normal" fo:font-weight="normal" officeooo:rsid="009a691f" style:font-weight-asian="bold" style:font-weight-complex="bold"/>
    </style:style>
    <style:style style:name="T91" style:family="text">
      <style:text-properties fo:font-variant="normal" fo:text-transform="none" fo:letter-spacing="normal" fo:font-style="normal" fo:font-weight="normal" officeooo:rsid="009a8fcf" style:font-weight-asian="bold" style:font-weight-complex="bold"/>
    </style:style>
    <style:style style:name="T92" style:family="text">
      <style:text-properties fo:font-variant="normal" fo:text-transform="none" fo:letter-spacing="normal" fo:font-style="normal" fo:font-weight="normal" officeooo:rsid="009b1d8c" style:font-weight-asian="bold" style:font-weight-complex="bold"/>
    </style:style>
    <style:style style:name="T93" style:family="text">
      <style:text-properties fo:font-variant="normal" fo:text-transform="none" fo:letter-spacing="normal" fo:font-style="normal" fo:font-weight="normal" officeooo:rsid="009b2072" style:font-weight-asian="bold" style:font-weight-complex="bold"/>
    </style:style>
    <style:style style:name="T94" style:family="text">
      <style:text-properties fo:font-variant="normal" fo:text-transform="none" fo:letter-spacing="normal" fo:font-style="normal" fo:font-weight="normal" officeooo:rsid="00a0fc45" style:font-weight-asian="bold" style:font-weight-complex="bold"/>
    </style:style>
    <style:style style:name="T95" style:family="text">
      <style:text-properties fo:font-variant="normal" fo:text-transform="none" fo:letter-spacing="normal" fo:font-style="normal" fo:font-weight="normal" officeooo:rsid="00915f4b"/>
    </style:style>
    <style:style style:name="T96" style:family="text">
      <style:text-properties fo:font-variant="normal" fo:text-transform="none" fo:letter-spacing="normal" fo:font-style="normal" fo:font-weight="normal" officeooo:rsid="00926c7a"/>
    </style:style>
    <style:style style:name="T97" style:family="text">
      <style:text-properties fo:font-variant="normal" fo:text-transform="none" fo:letter-spacing="normal" fo:font-style="normal" fo:font-weight="normal" fo:background-color="transparent" loext:char-shading-value="0"/>
    </style:style>
    <style:style style:name="T98" style:family="text">
      <style:text-properties fo:font-variant="normal" fo:text-transform="none" fo:letter-spacing="normal" fo:font-style="normal" fo:font-weight="normal" officeooo:rsid="00abb48d" fo:background-color="transparent" loext:char-shading-value="0"/>
    </style:style>
    <style:style style:name="T99" style:family="text">
      <style:text-properties fo:font-variant="normal" fo:text-transform="none" fo:letter-spacing="normal" fo:font-style="normal" fo:font-weight="normal" officeooo:rsid="00ac57ca" fo:background-color="transparent" loext:char-shading-value="0"/>
    </style:style>
    <style:style style:name="T100" style:family="text">
      <style:text-properties fo:font-variant="normal" fo:text-transform="none" fo:letter-spacing="normal" fo:font-style="normal" fo:font-weight="normal" officeooo:rsid="00ba6bf5" fo:background-color="transparent" loext:char-shading-value="0"/>
    </style:style>
    <style:style style:name="T101" style:family="text">
      <style:text-properties fo:font-variant="normal" fo:text-transform="none" fo:letter-spacing="normal" fo:font-style="normal" fo:font-weight="normal" officeooo:rsid="00abb48d"/>
    </style:style>
    <style:style style:name="T102" style:family="text">
      <style:text-properties fo:font-variant="normal" fo:text-transform="none" fo:letter-spacing="normal" fo:font-style="normal" fo:font-weight="normal" officeooo:rsid="00ac57ca"/>
    </style:style>
    <style:style style:name="T103" style:family="text">
      <style:text-properties fo:font-variant="normal" fo:text-transform="none" fo:letter-spacing="normal" fo:font-style="normal" fo:font-weight="normal" officeooo:rsid="00ae40c6"/>
    </style:style>
    <style:style style:name="T104" style:family="text">
      <style:text-properties fo:font-variant="normal" fo:text-transform="none" fo:letter-spacing="normal" fo:font-style="normal" fo:font-weight="normal" officeooo:rsid="00b3094b"/>
    </style:style>
    <style:style style:name="T105" style:family="text">
      <style:text-properties fo:font-variant="normal" fo:text-transform="none" fo:letter-spacing="normal" fo:font-style="normal" fo:font-weight="normal" officeooo:rsid="00b68900"/>
    </style:style>
    <style:style style:name="T106" style:family="text">
      <style:text-properties fo:font-variant="normal" fo:text-transform="none" fo:letter-spacing="normal" fo:font-style="normal" fo:font-weight="normal" officeooo:rsid="00ba6bf5"/>
    </style:style>
    <style:style style:name="T107" style:family="text">
      <style:text-properties fo:font-variant="normal" fo:text-transform="none" fo:letter-spacing="normal" fo:font-style="normal" fo:font-weight="normal" fo:background-color="#dddddd" loext:char-shading-value="0"/>
    </style:style>
    <style:style style:name="T108" style:family="text">
      <style:text-properties fo:font-variant="normal" fo:text-transform="none" fo:letter-spacing="normal" fo:font-style="normal" fo:font-weight="bold" style:font-weight-asian="bold" style:font-weight-complex="bold"/>
    </style:style>
    <style:style style:name="T109" style:family="text">
      <style:text-properties fo:font-variant="normal" fo:text-transform="none" fo:letter-spacing="normal" fo:font-style="normal" fo:font-weight="bold" officeooo:rsid="008687f2" style:font-weight-asian="bold" style:font-weight-complex="bold"/>
    </style:style>
    <style:style style:name="T110" style:family="text">
      <style:text-properties fo:font-variant="normal" fo:text-transform="none" fo:letter-spacing="normal" fo:font-style="normal" fo:font-weight="bold" officeooo:rsid="0089a2e6" style:font-weight-asian="bold" style:font-weight-complex="bold"/>
    </style:style>
    <style:style style:name="T111" style:family="text">
      <style:text-properties fo:font-variant="normal" fo:text-transform="none" fo:letter-spacing="normal" fo:font-style="normal" fo:font-weight="bold" officeooo:rsid="00915f4b" style:font-weight-asian="bold" style:font-weight-complex="bold"/>
    </style:style>
    <style:style style:name="T112" style:family="text">
      <style:text-properties fo:font-variant="normal" fo:text-transform="none" fo:letter-spacing="normal" fo:font-style="normal" fo:font-weight="bold" officeooo:rsid="00926c7a" style:font-weight-asian="bold" style:font-weight-complex="bold"/>
    </style:style>
    <style:style style:name="T113" style:family="text">
      <style:text-properties fo:font-variant="normal" fo:text-transform="none" fo:letter-spacing="normal" fo:font-style="normal" fo:font-weight="bold" officeooo:rsid="00970f4b" style:font-weight-asian="bold" style:font-weight-complex="bold"/>
    </style:style>
    <style:style style:name="T114" style:family="text">
      <style:text-properties fo:font-variant="normal" fo:text-transform="none" fo:letter-spacing="normal" fo:font-style="normal" fo:font-weight="bold" officeooo:rsid="009827e3" style:font-weight-asian="bold" style:font-weight-complex="bold"/>
    </style:style>
    <style:style style:name="T115" style:family="text">
      <style:text-properties fo:font-variant="normal" fo:text-transform="none" fo:letter-spacing="normal" fo:font-style="normal" fo:font-weight="bold" officeooo:rsid="00a0fc45" style:font-weight-asian="bold" style:font-weight-complex="bold"/>
    </style:style>
    <style:style style:name="T116" style:family="text">
      <style:text-properties fo:font-variant="normal" fo:text-transform="none" fo:letter-spacing="normal" fo:font-style="normal" fo:font-weight="bold" officeooo:rsid="008e1541" style:font-weight-asian="bold" style:font-weight-complex="bold"/>
    </style:style>
    <style:style style:name="T117" style:family="text">
      <style:text-properties fo:font-variant="normal" fo:text-transform="none" fo:letter-spacing="normal" fo:font-style="normal" fo:font-weight="bold" officeooo:rsid="00b68900" style:font-weight-asian="bold" style:font-weight-complex="bold"/>
    </style:style>
    <style:style style:name="T118" style:family="text">
      <style:text-properties officeooo:rsid="008e1541" style:font-weight-asian="bold" style:font-weight-complex="bold"/>
    </style:style>
    <style:style style:name="T119" style:family="text">
      <style:text-properties officeooo:rsid="00a7787d" style:font-weight-asian="bold" style:font-weight-complex="bold"/>
    </style:style>
    <style:style style:name="T120" style:family="text">
      <style:text-properties officeooo:rsid="00a8fa55" style:font-weight-asian="bold" style:font-weight-complex="bold"/>
    </style:style>
    <style:style style:name="T121" style:family="text">
      <style:text-properties officeooo:rsid="00aa6e6d" style:font-weight-asian="bold" style:font-weight-complex="bold"/>
    </style:style>
    <style:style style:name="T122" style:family="text">
      <style:text-properties officeooo:rsid="00aa75fd" style:font-weight-asian="bold" style:font-weight-complex="bold"/>
    </style:style>
    <style:style style:name="T123" style:family="text">
      <style:text-properties officeooo:rsid="00aa75fd"/>
    </style:style>
    <style:style style:name="T124" style:family="text">
      <style:text-properties style:font-name="Ubuntu"/>
    </style:style>
    <style:style style:name="T125" style:family="text">
      <style:text-properties fo:color="#cfd5e0" loext:opacity="100%" style:font-name="Jetbrains Mono"/>
    </style:style>
    <style:style style:name="T126" style:family="text">
      <style:text-properties fo:color="#cfd5e0" loext:opacity="100%" style:font-name="Jetbrains Mono" fo:font-size="15.1000003814697pt" officeooo:rsid="00b68900"/>
    </style:style>
    <style:style style:name="T127" style:family="text">
      <style:text-properties fo:color="#7cc379" loext:opacity="100%" style:font-name="Jetbrains Mono"/>
    </style:style>
    <style:style style:name="T128" style:family="text">
      <style:text-properties fo:color="#7cc379" loext:opacity="100%" style:font-name="Jetbrains Mono" fo:font-size="15.1000003814697pt" officeooo:rsid="00b68900"/>
    </style:style>
    <style:style style:name="T129" style:family="text">
      <style:text-properties fo:color="#4284ae" loext:opacity="100%" style:font-name="Jetbrains Mono"/>
    </style:style>
    <style:style style:name="T130" style:family="text">
      <style:text-properties fo:color="#6b7c8b" loext:opacity="100%" style:font-name="Jetbrains Mono"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2" text:outline-level="1">Assincronia <text:span text:style-name="T1">01</text:span></text:h>
      <text:p text:style-name="P6">É necessario frequentemente pegar dados de forma assincrona, ou seja, pegar dados de uma fonte externa que só estarão disponiveis no futuro. Para fazer isso é necessarios trabalhar com callbacks, Promise ou async await, esses são os metodos disponibilizados pelo javascript, eles vão fazer que um determinado codigo só seja chamado quando os dados estiverem sido obtidos</text:p>
      <text:p text:style-name="P7"/>
      <text:p text:style-name="P9">Se for necessario um site esperar uma instrução que demora pra acontecer pra depois executar a próxima linha de codigo, <text:span text:style-name="T42">o site ficaria paralisado, impedindo o usuario de fazer qualquer coisa nele, tornando a experiencia do usuario péssima. Por isso a programação assincrona foi criada, para que </text:span><text:span text:style-name="T49">a main thread </text:span><text:span text:style-name="T42">(onde o usuario tá mexendo) </text:span><text:span text:style-name="T49">não seja bloqueada e a instrução demorada seja colocada para ser executada num momento futuro, quando os dados estiverem prontos, </text:span><text:span text:style-name="T43">ou seja, </text:span><text:span text:style-name="T41">ao invés de travar a execução do codigo, a operação é agendada pro futuro quando a informação já estiver disponivel.</text:span></text:p>
      <text:p text:style-name="P10">Por baixo dos panos a instrução será colocada em uma side thread onde <text:span text:style-name="T50">dependendo do caso</text:span> continuar<text:span text:style-name="T50">á</text:span> fazendo a operação sem intervir na main thread</text:p>
      <text:p text:style-name="P11"/>
      <text:p text:style-name="P11">É necessario perceber se a linha de baixo é dependente da linha de cima, se sim, <text:span text:style-name="T44">a linha de baixo deverá ser executada no futuro, com os dados da resposta da linha de cima. </text:span><text:span text:style-name="T45">Se não for dependente então basta trocar a que esta em baixo pela de cima vice versa, não é necessario ficar dependente da resposta de outra linha</text:span></text:p>
      <text:p text:style-name="P8"/>
      <text:p text:style-name="P12">- As funções assincronas funcionam como Promises, porem com uma sintaxe mais simples</text:p>
      <text:p text:style-name="P12"><text:soft-page-break/>- Precisamos declarar a função com a palavra async</text:p>
      <text:p text:style-name="P13">- <text:span text:style-name="T50">Q</text:span><text:span text:style-name="T48">uando uma função recebe o async ela automaticamente </text:span><text:span text:style-name="T50">se torna</text:span><text:span text:style-name="T48"> uma</text:span></text:p>
      <text:p text:style-name="P14"><text:s text:c="2"/>Promise</text:p>
      <text:p text:style-name="P12">- E quando precisamos aguardar por algo a instrução precisa de await</text:p>
      <text:p text:style-name="P12">- Podemos aplicar o recurso em funções anonimas e metodos de classe</text:p>
      <text:p text:style-name="P12">- Tentar usar o await sem o async gera um erro</text:p>
      <text:p text:style-name="P15">- Um codigo assincrono leva um tempo para ser executado, e pode ser bem sucedido ou não: chamadas para APIs, interação com bancos de dados</text:p>
      <text:p text:style-name="P16">- Há 3 maneiras de lidar com esse tipo de codigo: callbacks, Promises e Promises com async/await</text:p>
      <text:p text:style-name="P17">_____________________________________________________________________</text:p>
      <text:p text:style-name="P19"><text:span text:style-name="T7">Callback -</text:span> <text:span text:style-name="T51">É o método mais antigo de consumir promises e pouco usado atualmente. O callback será chamado quando o arquivo/ação estiver pronto para ser lido/executado, ou seja, uma função será chamada de volta quando tudo estiver pronto, essa função geralmente recebe um erro como primeiro parametro.</text:span></text:p>
      <text:p text:style-name="P20">O motivo do callback ter ficado ultrapasso entre as opções assincronas<text:span text:style-name="T27"> é que quanto maior o codigo mais confuso ele vai ficando, alem de se tornar ruim de trabalhar, dar manutenção e ler. </text:span><text:span text:style-name="T28">A falha </text:span><text:span text:style-name="T26">principal</text:span><text:span text:style-name="T28"> do callback é chamada de callback hell</text:span><text:span text:style-name="T27">, é quando vários callbacks são colocados </text:span><text:span text:style-name="T26">um </text:span><text:span text:style-name="T27">dentro d</text:span><text:span text:style-name="T26">o</text:span><text:span text:style-name="T27"> outro:</text:span></text:p>
      <text:p text:style-name="P49"/>
      <text:p text:style-name="P22"><text:span text:style-name="T8"><text:s text:c="5"/>e</text:span><text:span text:style-name="T7">x:</text:span></text:p>
      <text:p text:style-name="P22"><text:span text:style-name="T16"><text:s text:c="5"/></text:span><text:span text:style-name="T37">const fs = require(“fs”) </text:span></text:p>
      <text:p text:style-name="P22"><text:span text:style-name="T16"><text:s text:c="5"/></text:span><text:span text:style-name="T37">function callback(err, contents) { </text:span></text:p>
      <text:p text:style-name="P22"><text:span text:style-name="T16"><text:s text:c="10"/></text:span><text:span text:style-name="T37">console.log(err, contents) </text:span></text:p>
      <text:p text:style-name="P22"><text:span text:style-name="T16"><text:s text:c="5"/></text:span><text:span text:style-name="T37">} </text:span></text:p>
      <text:p text:style-name="P50"><text:s text:c="15"/></text:p>
      <text:p text:style-name="P22"><text:span text:style-name="T16"><text:s text:c="5"/></text:span><text:span text:style-name="T37">fs.readFile(“./texto.txt”, callback) </text:span></text:p>
      <text:p text:style-name="P49"/>
      <text:p text:style-name="P21"><text:soft-page-break/><text:span text:style-name="T8">P</text:span><text:span text:style-name="T7">romise -</text:span><text:span text:style-name="T26"> </text:span><text:span text:style-name="T29">As promises vieram para solucionar os problemas do callback e para substitui-lo. </text:span><text:span text:style-name="T30">Elas são objetos javascript, que podem ser criadas manualmente ou retornadas quando dados externos são requeridos. </text:span><text:span text:style-name="T33">T</text:span><text:span text:style-name="T30">em como metodo catch, finally e then.</text:span></text:p>
      <text:p text:style-name="P26"><text:span text:style-name="T30">A </text:span><text:span text:style-name="T26">maior diferença entre callback e promise é que o callback é chamado depois que o dado é lido e a promise retorna imediatamente uma promessa de que no futuro </text:span><text:span text:style-name="T31">o dado será retornado</text:span><text:span text:style-name="T26">.</text:span></text:p>
      <text:p text:style-name="P51"/>
      <text:p text:style-name="P27"><text:span text:style-name="T26">Dentro de uma promise vai ter um callback </text:span><text:span text:style-name="T32">receber</text:span><text:span text:style-name="T26">á</text:span><text:span text:style-name="T34"> dois valores como parametro, esses valores </text:span><text:span text:style-name="T32">na verdade</text:span><text:span text:style-name="T34"> são funções, </text:span><text:span text:style-name="T32">onde</text:span><text:span text:style-name="T34"> <text:s/>o primeiro vai resolver (resolve) a promessa e o segundo rejeitar (reject), </text:span><text:span text:style-name="T32">tudo</text:span><text:span text:style-name="T34"> </text:span><text:span text:style-name="T32">automaticamente. </text:span><text:span text:style-name="T35">O</text:span><text:span text:style-name="T32"> valor será retornado para quem chamou </text:span><text:span text:style-name="T35">caso resolva ou </text:span><text:span text:style-name="T32">um erro é retornado </text:span><text:span text:style-name="T35">caso rejeite</text:span><text:span text:style-name="T32">:</text:span></text:p>
      <text:p text:style-name="P52">const promise = ( <text:s/>) =&gt; { <text:span text:style-name="T74">return </text:span>new Promise( (resolve, reject) =&gt; { <text:s/>} ) } </text:p>
      <text:p text:style-name="P18"/>
      <text:p text:style-name="P29"><text:span text:style-name="T7"><text:s text:c="5"/>Promise.all </text:span><text:span text:style-name="T9">-</text:span><text:span text:style-name="T26"> Vai executar varias promises ao mesmo tempo, esperando o <text:s/></text:span></text:p>
      <text:p text:style-name="P29"><text:span text:style-name="T26"><text:s text:c="5"/>tempo de conclusão de cada uma: </text:span><text:span text:style-name="T36">Promise.all([ <text:s/>]).then( <text:s/>) </text:span></text:p>
      <text:p text:style-name="P30"><text:span text:style-name="T7"><text:s text:c="5"/>Ex:</text:span> <text:span text:style-name="T2">Promise.all([promise1, promise2]).then(result =&gt; console.log(result)) </text:span></text:p>
      <text:p text:style-name="P54"><text:span text:style-name="T14"><text:s text:c="5"/>Saida:</text:span><text:span text:style-name="T21"> </text:span><text:span text:style-name="T52">[“resultado promise 1”, “resultado promise 2”] </text:span></text:p>
      <text:p text:style-name="P32"/>
      <text:p text:style-name="P28"><text:span text:style-name="T7"><text:s text:c="5"/>Encadeamento -</text:span> É quando um then chama o outro, ou seja, quando a <text:span text:style-name="T7"><text:s text:c="5"/></text:span></text:p>
      <text:p text:style-name="P28"><text:span text:style-name="T7"><text:s text:c="5"/></text:span>chamada de função da promise contêm diversos then:</text:p>
      <text:p text:style-name="P33"><text:span text:style-name="T15"><text:s text:c="5"/></text:span><text:span text:style-name="T2">chamadaDeFuncao().then().then().then() </text:span></text:p>
      <text:p text:style-name="P18"/>
      <text:p text:style-name="P34"><text:span text:style-name="T10"><text:s text:c="5"/></text:span><text:span text:style-name="T7">Obs -</text:span> Normalmente a promise não <text:span text:style-name="T53">é</text:span> criada manualmente, apenas </text:p>
      <text:p text:style-name="P34"><text:span text:style-name="T10"><text:s text:c="5"/></text:span>consumida. Normalmente será uma biblioteca ou arquivo externo que </text:p>
      <text:p text:style-name="P34"><text:span text:style-name="T10"><text:s text:c="5"/></text:span>retornará uma promise quando a requisição for feita</text:p>
      <text:p text:style-name="P3"/>
      <text:p text:style-name="P33"><text:span text:style-name="T10"><text:s text:c="5"/></text:span><text:span text:style-name="T7">ex:</text:span> </text:p>
      <text:p text:style-name="P62"><text:span text:style-name="T24"><text:s text:c="5"/></text:span><text:span text:style-name="T23">const</text:span> readFile = <text:span text:style-name="T23">file</text:span> <text:span text:style-name="T23">=&gt;</text:span> new <text:span text:style-name="T23">Promise</text:span>((<text:span text:style-name="T23">resolve</text:span>, <text:span text:style-name="T23">reject</text:span>) <text:span text:style-name="T23">=&gt;</text:span> { </text:p>
      <text:p text:style-name="P63"><text:soft-page-break/><text:span text:style-name="T15"><text:s text:c="5"/></text:span><text:span text:style-name="T20"><text:s text:c="5"/></text:span>fs.readFile(file, (<text:span text:style-name="T23">err</text:span>, <text:span text:style-name="T23">contents</text:span>) <text:span text:style-name="T23">=&gt;</text:span> { </text:p>
      <text:p text:style-name="P63"><text:span text:style-name="T20"><text:s text:c="7"/></text:span><text:span text:style-name="T15"><text:s text:c="5"/></text:span><text:span text:style-name="T20"><text:s text:c="3"/></text:span>if(err) { </text:p>
      <text:p text:style-name="P63"><text:span text:style-name="T20"><text:s text:c="7"/></text:span><text:span text:style-name="T15"><text:s text:c="5"/></text:span><text:span text:style-name="T20"><text:s text:c="8"/></text:span>reject(err) </text:p>
      <text:p text:style-name="P63"><text:span text:style-name="T20"><text:s/></text:span><text:span text:style-name="T15"><text:s text:c="5"/></text:span><text:span text:style-name="T20"><text:s text:c="9"/></text:span>} else { </text:p>
      <text:p text:style-name="P63"><text:span text:style-name="T20"><text:s text:c="4"/></text:span><text:span text:style-name="T15"><text:s text:c="5"/></text:span><text:span text:style-name="T20"><text:s text:c="11"/></text:span>resolve(contents) </text:p>
      <text:p text:style-name="P63"><text:span text:style-name="T20"><text:s text:c="4"/></text:span><text:span text:style-name="T15"><text:s text:c="5"/></text:span><text:span text:style-name="T20"><text:s text:c="6"/></text:span>} </text:p>
      <text:p text:style-name="P63"><text:span text:style-name="T15"><text:s text:c="5"/></text:span><text:span text:style-name="T20"><text:s text:c="5"/></text:span>}) </text:p>
      <text:p text:style-name="P55"><text:span text:style-name="T57"><text:s text:c="5"/></text:span><text:span text:style-name="T54">}) </text:span></text:p>
      <text:p text:style-name="P4"/>
      <text:p text:style-name="P36"><text:span text:style-name="T7">then –</text:span> O then é usado em chamadas de funções de promises e <text:span text:style-name="T60">é necessario </text:span>apenas quando a <text:span text:style-name="T61">promise</text:span> <text:span text:style-name="T61">tem um resolve( <text:s/>) </text:span><text:span text:style-name="T64">ou retorno</text:span><text:span text:style-name="T61">. </text:span><text:span text:style-name="T62">Dentro do then terá uma função que será chamada quando </text:span><text:span text:style-name="T60">os dados estiverem prontos, </text:span><text:span text:style-name="T62">ou seja, </text:span><text:span text:style-name="T60">quando </text:span><text:span text:style-name="T62">a promise</text:span><text:span text:style-name="T60"> for resolvida </text:span><text:span text:style-name="T62">(</text:span><text:span text:style-name="T60">cair no resolve</text:span><text:span text:style-name="T62">( <text:s/>)) </text:span><text:span text:style-name="T64">ou retornada</text:span><text:span text:style-name="T62">. </text:span><text:span text:style-name="T63">É o parametro dessa função que vai armazenar os dados do resolve/</text:span><text:span text:style-name="T64">retorno</text:span><text:span text:style-name="T63">.</text:span></text:p>
      <text:p text:style-name="P37">O resultado de cada then é passado como parametro pro próximo, ou seja, o próximo then tem acesso ao retorno do then anterior por meio do parametro:<text:span text:style-name="T19"> </text:span><text:span text:style-name="T4">dadosExternos( <text:s/>).then((dados) =&gt; { <text:s/>}) </text:span></text:p>
      <text:p text:style-name="P53"/>
      <text:p text:style-name="P38"><text:span text:style-name="T7"><text:s text:c="5"/>Obs: </text:span>Nem sempre será necessario usar o then na chamada da função, se a </text:p>
      <text:p text:style-name="P38"><text:span text:style-name="T7"><text:s text:c="5"/></text:span>função não precisar retornar <text:span text:style-name="T64">nem resolver</text:span> nada então o dado pode ser </text:p>
      <text:p text:style-name="P38"><text:span text:style-name="T7"><text:s text:c="5"/></text:span>usado dentro da mesma, ou seja, só é necessario usar o then quando a </text:p>
      <text:p text:style-name="P38"><text:span text:style-name="T7"><text:s text:c="5"/></text:span>função retornar/<text:span text:style-name="T64">resolver</text:span> algo</text:p>
      <text:p text:style-name="P18"/>
      <text:p text:style-name="P2"><text:span text:style-name="T65"><text:s text:c="5"/></text:span>ex:</text:p>
      <text:p text:style-name="P1"><text:span text:style-name="T38"><text:s/></text:span><text:span text:style-name="T55"><text:s text:c="4"/></text:span><text:span text:style-name="T56">async function obterPersonagem(id) {</text:span></text:p>
      <text:p text:style-name="P1"><text:span text:style-name="T58"><text:s text:c="10"/></text:span><text:span text:style-name="T59">const resp = await axios.get(`</text:span><text:a xlink:type="simple" xlink:href="https://swapi.co/api/people/$" text:style-name="Internet_20_link" text:visited-style-name="Visited_20_Internet_20_Link"><text:span text:style-name="T124">https://swapi.co/api/people/$</text:span></text:a><text:span text:style-name="T59">{id}`)</text:span></text:p>
      <text:p text:style-name="P64"><text:span text:style-name="T38"><text:s text:c="10"/></text:span><text:span text:style-name="T72">return resp</text:span></text:p>
      <text:p text:style-name="P64"><text:span text:style-name="T38"><text:s text:c="5"/></text:span><text:span text:style-name="T72">}</text:span></text:p>
      <text:p text:style-name="P64"/>
      <text:p text:style-name="P64"><text:span text:style-name="T38"><text:s text:c="5"/></text:span><text:span text:style-name="T72">obterPersonagem(2).then( dados =&gt; {console.log(dados)} )</text:span></text:p>
      <text:p text:style-name="P31"><text:soft-page-break/></text:p>
      <text:p text:style-name="P23"><text:span text:style-name="T7">async/await –</text:span> <text:span text:style-name="T66">É uma forma de consumir e enxergar promises, </text:span><text:span text:style-name="T40">a forma mais moderna, usada e simples. </text:span><text:span text:style-name="T66">Na pratica é um açúcar sintatico dela, o objetivo é fazer o codigo</text:span><text:span text:style-name="T40"> parecer </text:span><text:span text:style-name="T66">sincrono</text:span><text:span text:style-name="T40">, </text:span><text:span text:style-name="T25">melhorando e facilitando a manutenção, leitura </text:span><text:span text:style-name="T66">e </text:span><text:span text:style-name="T25">qualidade, </text:span><text:span text:style-name="T66">tornando o codigo mais simples. </text:span><text:span text:style-name="T39">O async será usado em funções e o await em Promises dentro do async: </text:span></text:p>
      <text:p text:style-name="P56">async function fn( <text:s/>) { await Promise } </text:p>
      <text:p text:style-name="P39"/>
      <text:p text:style-name="P5">ex:</text:p>
      <text:p text:style-name="P57">const init = async ( ) =&gt; { </text:p>
      <text:p text:style-name="P57"><text:span text:style-name="T20"><text:s text:c="5"/></text:span>const contents = await readFile(null, “./texto.txt”) <text:span text:style-name="T20"><text:s/>← Função Promise</text:span></text:p>
      <text:p text:style-name="P57"><text:span text:style-name="T20"><text:s text:c="5"/></text:span>console.log(contents) </text:p>
      <text:p text:style-name="P57">} </text:p>
      <text:p text:style-name="P57">init( ) </text:p>
      <text:p text:style-name="P24"/>
      <text:p text:style-name="P25"><text:span text:style-name="T7">async -</text:span> <text:span text:style-name="T67">É uma palavra reservada usada quando uma função precisa retornar/usar dados de um lugar externo. Vai transformar uma função normal em uma função assincrona </text:span><text:span text:style-name="T68">e permitir o uso do await</text:span><text:span text:style-name="T67">: </text:span></text:p>
      <text:p text:style-name="P58">async function dadosExternos( <text:s/>) { <text:s/>} </text:p>
      <text:p text:style-name="P40"/>
      <text:p text:style-name="P25"><text:span text:style-name="T7">await -</text:span> <text:s/><text:span text:style-name="T17">É uma palavra reservada, usada </text:span><text:span text:style-name="T68">apenas </text:span><text:span text:style-name="T17">dentro de </text:span><text:span text:style-name="T68">funções async (assincronas) ou em Promises </text:span><text:span text:style-name="T69">sempre que algo demorar ou precisar esperar por algo, geralmente usadas quando dados externos estão sendo requeridos. </text:span><text:span text:style-name="T17">Vai fazer a execução de uma função async pausar, </text:span><text:span text:style-name="T18">esperar pelo retorno da Promise e então continuar a execução quando o valor da Promise for resolvido, ou seja, vai esperar o resultado chegar para armazernar em uma variavel.</text:span></text:p>
      <text:p text:style-name="P41"><text:span text:style-name="T71">Na pratica</text:span> o await é <text:s/><text:span text:style-name="T70">apenas um atalho </text:span>de facilitação, ele <text:span text:style-name="T71">vai </text:span><text:span text:style-name="T70">representa</text:span><text:span text:style-name="T71">r</text:span><text:span text:style-name="T70"> o then com uma sintaxe mais simples, por debaixo dos panos tudo embaixo do await será colocado dentro de um then</text:span><text:span text:style-name="T18">: </text:span><text:span text:style-name="T3">await dados(“ “) </text:span></text:p>
      <text:p text:style-name="P42"><text:soft-page-break/>Quando diversos awaits estão sendo usados e os awaits de baixo não depende<text:span text:style-name="T46">m</text:span> dos de cima, <text:span text:style-name="T46">vai acontecer uma perda de performance, p</text:span><text:span text:style-name="T71">a</text:span><text:span text:style-name="T46">ra resolver esse mal uso é preciso resolver usando o Promise.all:</text:span></text:p>
      <text:p text:style-name="P65">const p1 = axios.get(api(data1)) </text:p>
      <text:p text:style-name="P66">const p2 = axios.get(api(data2)) </text:p>
      <text:p text:style-name="P61">await Promise.all( [p1, p2] ) </text:p>
      <text:p text:style-name="P43"/>
      <text:p text:style-name="P44">Quando o await é usado dentro de um forEach a comportamento será semelhante ao Promise.all, <text:span text:style-name="T47">vai executar cada um de forma independente. Se a linha de baixo depender da de cima então é melhor usar um loop tradicional que é similar a usar vários awaits</text:span></text:p>
      <text:p text:style-name="P122"/>
      <text:p text:style-name="P67"><text:span text:style-name="T7">fetch -</text:span> É um mecanismo que permite fazer chamadas AJAX simples com javascript, possibilitando a comunicação com uma API externa sem a necessidade de parar outras instruções, mesmo que a chamada não tenha sido resolvida, retornando uma promise para isso.<text:span text:style-name="T78"> </text:span><text:span text:style-name="T96">Pode receber dois parametros, o endpoint (http) e um objeto init opcional que permite setar configurações: </text:span></text:p>
      <text:p text:style-name="P67"><text:span text:style-name="T78"><text:s text:c="5"/></text:span><text:span text:style-name="T109">endpoint -</text:span><text:span text:style-name="T79"> </text:span><text:span text:style-name="T80">É simplesmente um</text:span><text:span text:style-name="T95">a</text:span><text:span text:style-name="T80"> URL exclusiv</text:span><text:span text:style-name="T95">a</text:span><text:span text:style-name="T80"> que possibilita a chamada </text:span></text:p>
      <text:p text:style-name="P87"><text:s text:c="5"/>para interagir com outro sistema.</text:p>
      <text:p text:style-name="P68"><text:span text:style-name="T83"><text:s text:c="5"/></text:span><text:span text:style-name="T112">Init -</text:span><text:span text:style-name="T84"> </text:span><text:span text:style-name="T85">É um objeto q</text:span><text:span text:style-name="T86">ue contem configurações personalizadas que serão <text:s/></text:span></text:p>
      <text:p text:style-name="P90"><text:s text:c="5"/>aplicadas na solicitação:</text:p>
      <text:p text:style-name="P70"><text:span text:style-name="T86"><text:s text:c="10"/></text:span><text:span text:style-name="T113">m</text:span><text:span text:style-name="T108">ethod -</text:span><text:span text:style-name="T82"> </text:span><text:span text:style-name="T88">Especifica o metodo d</text:span><text:span text:style-name="T89">e</text:span><text:span text:style-name="T88"> </text:span><text:span text:style-name="T89">solicitação, sendo GET e POST os </text:span></text:p>
      <text:p text:style-name="P70"><text:span text:style-name="T89"><text:s text:c="5"/></text:span><text:span text:style-name="T82"><text:s text:c="5"/></text:span><text:span text:style-name="T89">mais usados e GET o padrão, </text:span><text:span text:style-name="T90">tambem é possível usar PUT, DELETE </text:span></text:p>
      <text:p text:style-name="P70"><text:span text:style-name="T82"><text:s text:c="10"/></text:span><text:span text:style-name="T90">entre outros.</text:span></text:p>
      <text:p text:style-name="P113"/>
      <text:p text:style-name="P71"><text:span text:style-name="T82"><text:s text:c="10"/></text:span><text:span text:style-name="T108">headers -</text:span><text:span text:style-name="T82"> </text:span><text:span text:style-name="T90">Define cabeçalhos HTTP adicionais para a solicitação, como </text:span></text:p>
      <text:p text:style-name="P91"><text:s text:c="10"/>cabeçalhos de autenticação, tipos de conteudo e outros metadados.</text:p>
      <text:p text:style-name="P91"/>
      <text:p text:style-name="P91"/>
      <text:p text:style-name="P72"><text:soft-page-break/><text:span text:style-name="T82"><text:s text:c="10"/></text:span><text:span text:style-name="T108">body -</text:span><text:span text:style-name="T82"> </text:span><text:span text:style-name="T91">Adiciona um corpo na solicitação: um Blob, <text:s/></text:span><text:span text:style-name="T82">ArrayBuffer, <text:s/></text:span></text:p>
      <text:p text:style-name="P92"><text:s text:c="10"/>TypedArray, <text:s/>DataView, FormData, URLSearchParams, objeto de string </text:p>
      <text:p text:style-name="P72"><text:span text:style-name="T82"><text:s text:c="10"/>ou literal ou um objeto ReadableStream. </text:span><text:span text:style-name="T91">Uma solicitação GET ou HEAD </text:span></text:p>
      <text:p text:style-name="P72"><text:span text:style-name="T82"><text:s text:c="10"/></text:span><text:span text:style-name="T91">não pode ter um corpo.</text:span></text:p>
      <text:p text:style-name="P93"/>
      <text:p text:style-name="P73"><text:span text:style-name="T82"><text:s text:c="10"/></text:span><text:span text:style-name="T114">mode -</text:span><text:span text:style-name="T87"> </text:span><text:span text:style-name="T92">Define o modo usado para a solicitação: “no-cors” <text:s/></text:span><text:span text:style-name="T87">para </text:span></text:p>
      <text:p text:style-name="P73"><text:span text:style-name="T87"><text:s text:c="10"/>solicitações que não precisam de um cabeçalho CORS </text:span><text:span text:style-name="T92">ou “same-origin” </text:span></text:p>
      <text:p text:style-name="P73"><text:span text:style-name="T92"><text:s text:c="10"/></text:span><text:span text:style-name="T87">para solicitações dentro do mesmo domínio, </text:span><text:span text:style-name="T93">o padrão é</text:span><text:span text:style-name="T92"> “cors”.</text:span></text:p>
      <text:p text:style-name="P94"/>
      <text:p text:style-name="P74"><text:span text:style-name="T87"><text:s text:c="5"/></text:span><text:span text:style-name="T82"><text:s text:c="5"/></text:span><text:span text:style-name="T114">credentials - </text:span><text:span text:style-name="T87">Controla o que os navegadores fazem com as credenciais </text:span></text:p>
      <text:p text:style-name="P95"><text:s text:c="10"/>(cookies, entradas de autenticação HTTP e certificados de cliente TLS). </text:p>
      <text:p text:style-name="P95"><text:s text:c="10"/>Deve ser uma das seguintes strings:</text:p>
      <text:p text:style-name="P75"><text:span text:style-name="T87"><text:s text:c="5"/></text:span><text:span text:style-name="T82"><text:s text:c="5"/></text:span><text:span text:style-name="T87"><text:s text:c="5"/></text:span><text:span text:style-name="T114">omit:</text:span><text:span text:style-name="T87"> Diz aos navegadores para excluir credenciais da solicitação e <text:s text:c="10"/></text:span></text:p>
      <text:p text:style-name="P96"><text:s text:c="15"/>ignorar quaisquer credenciais enviadas de volta na resposta (por </text:p>
      <text:p text:style-name="P96"><text:s text:c="15"/>exemplo, qualquer cabeçalho Set-Cookie).</text:p>
      <text:p text:style-name="P75"><text:span text:style-name="T87"><text:s text:c="5"/></text:span><text:span text:style-name="T82"><text:s text:c="5"/></text:span><text:span text:style-name="T87"><text:s text:c="5"/></text:span><text:span text:style-name="T114">Same-origin:</text:span><text:span text:style-name="T87"> Diz aos navegadores para incluir credenciais com </text:span></text:p>
      <text:p text:style-name="P96"><text:s text:c="15"/>solicitações para URLs de mesma origem e usar quaisquer </text:p>
      <text:p text:style-name="P96"><text:s text:c="15"/>credenciais enviadas de volta em respostas de URLs de mesma </text:p>
      <text:p text:style-name="P96"><text:s text:c="15"/>origem. Este é o valor padrão.</text:p>
      <text:p text:style-name="P75"><text:span text:style-name="T87"><text:s text:c="5"/></text:span><text:span text:style-name="T82"><text:s text:c="5"/></text:span><text:span text:style-name="T87"><text:s text:c="5"/></text:span><text:span text:style-name="T114">Include:</text:span><text:span text:style-name="T87"> Diz aos navegadores para incluir credenciais em </text:span></text:p>
      <text:p text:style-name="P96"><text:s text:c="15"/>solicitações de mesma origem e entre origens e sempre usar </text:p>
      <text:p text:style-name="P96"><text:s text:c="15"/>quaisquer credenciais enviadas de volta nas respostas.</text:p>
      <text:p text:style-name="P96"/>
      <text:p text:style-name="P76"><text:span text:style-name="T87"><text:s text:c="5"/></text:span><text:span text:style-name="T82"><text:s text:c="5"/></text:span><text:span text:style-name="T114">Cache - </text:span><text:span text:style-name="T87">Uma string indicando como a solicitação irá interagir com o <text:s text:c="2"/></text:span></text:p>
      <text:p text:style-name="P97"><text:s text:c="10"/>cache HTTP do navegador. Os valores possíveis, default, no-store, </text:p>
      <text:p text:style-name="P97"><text:s text:c="10"/>reload, no-cache, force-cache e only-if-cached.</text:p>
      <text:p text:style-name="P97"/>
      <text:p text:style-name="P77"><text:span text:style-name="T87"><text:s text:c="5"/></text:span><text:span text:style-name="T82"><text:s text:c="5"/></text:span><text:span text:style-name="T114">redirect -</text:span><text:span text:style-name="T87"> </text:span><text:span text:style-name="T94">Define como será lidado com uma resposta de </text:span></text:p>
      <text:p text:style-name="P101"><text:s text:c="10"/>redirecionamento:</text:p>
      <text:p text:style-name="P77"><text:span text:style-name="T94"><text:s text:c="15"/></text:span><text:span text:style-name="T115">follow:</text:span><text:span text:style-name="T94"> segue redirecionamentos automaticamente. Salvo indicação </text:span></text:p>
      <text:p text:style-name="P101"><text:soft-page-break/><text:s text:c="15"/>em contrário, o modo de redirecionamento é definido para seguir.</text:p>
      <text:p text:style-name="P77"><text:span text:style-name="T94"><text:s text:c="15"/></text:span><text:span text:style-name="T115">error:</text:span><text:span text:style-name="T94"> Aborta com um erro se ocorrer um redirecionamento.</text:span></text:p>
      <text:p text:style-name="P77"><text:span text:style-name="T94"><text:s text:c="15"/></text:span><text:span text:style-name="T115">manual:</text:span><text:span text:style-name="T94"> O chamador pretende processar a resposta em outro <text:s text:c="5"/></text:span></text:p>
      <text:p text:style-name="P101"><text:s text:c="15"/>contexto.</text:p>
      <text:p text:style-name="P101"/>
      <text:p text:style-name="P78"><text:span text:style-name="T87"><text:s text:c="5"/></text:span><text:span text:style-name="T82"><text:s text:c="5"/></text:span><text:span text:style-name="T114">referrer -</text:span><text:span text:style-name="T87"> </text:span><text:span text:style-name="T94">Uma string especificando o referenciador da solicitação. </text:span></text:p>
      <text:p text:style-name="P102"><text:s text:c="10"/>Pode ser um URL de mesma origem, about:client ou uma string vazia.</text:p>
      <text:p text:style-name="P102"/>
      <text:p text:style-name="P78"><text:span text:style-name="T87"><text:s text:c="5"/></text:span><text:span text:style-name="T82"><text:s text:c="5"/></text:span><text:span text:style-name="T114">referrerPolicy -</text:span><text:span text:style-name="T87"> Especifica a política do referenciador a ser usada para </text:span></text:p>
      <text:p text:style-name="P98"><text:s text:c="10"/>a solicitação. Pode ser sem referência, sem referência quando <text:s text:c="15"/></text:p>
      <text:p text:style-name="P98"><text:s text:c="10"/>rebaixado, mesma origem, origem, origem estrita, origem quando </text:p>
      <text:p text:style-name="P98"><text:s text:c="10"/>origem cruzada, origem estrita quando origem cruzada ou url inseguro.</text:p>
      <text:p text:style-name="P98"/>
      <text:p text:style-name="P79"><text:span text:style-name="T87"><text:s text:c="5"/></text:span><text:span text:style-name="T82"><text:s text:c="5"/></text:span><text:span text:style-name="T114">integrity -</text:span><text:span text:style-name="T87"> Contém o valor de integridade do sub-recurso da solicitação</text:span></text:p>
      <text:p text:style-name="P99"><text:s/></text:p>
      <text:p text:style-name="P80"><text:span text:style-name="T87"><text:s text:c="5"/></text:span><text:span text:style-name="T82"><text:s text:c="5"/></text:span><text:span text:style-name="T114">keepalive -</text:span><text:span text:style-name="T87"> A opção keepalive pode ser usada para permitir que a </text:span></text:p>
      <text:p text:style-name="P100"><text:s text:c="10"/>solicitação sobreviva à página. A busca com o sinalizador keepalive é <text:s text:c="2"/></text:p>
      <text:p text:style-name="P100"><text:s text:c="10"/>uma substituição para a API Navigator.sendBeacon().</text:p>
      <text:p text:style-name="P100"/>
      <text:p text:style-name="P80"><text:span text:style-name="T87"><text:s text:c="5"/></text:span><text:span text:style-name="T82"><text:s text:c="5"/></text:span><text:span text:style-name="T114">signal -</text:span><text:span text:style-name="T87"> Uma instância do objeto AbortSignal; permite que você se </text:span></text:p>
      <text:p text:style-name="P100"><text:s text:c="10"/>comunique com uma solicitação de busca e a interrompa, se desejar, <text:s/></text:p>
      <text:p text:style-name="P100"><text:s text:c="10"/>por meio de um AbortController.</text:p>
      <text:p text:style-name="P100"/>
      <text:p text:style-name="P79"><text:span text:style-name="T87"><text:s text:c="5"/></text:span><text:span text:style-name="T82"><text:s text:c="5"/></text:span><text:span text:style-name="T114">priority -</text:span><text:span text:style-name="T87"> Especifica a prioridade da solicitação de busca em relação a </text:span></text:p>
      <text:p text:style-name="P99"><text:s text:c="10"/>outras solicitações do mesmo tipo. Deve ser uma das seguintes strings:</text:p>
      <text:p text:style-name="P81"><text:span text:style-name="T83"><text:s text:c="15"/></text:span><text:span text:style-name="T116">h</text:span><text:span text:style-name="T108">igh:</text:span><text:span text:style-name="T82"> Uma solicitação de busca de alta prioridade em relação a </text:span></text:p>
      <text:p text:style-name="P103"><text:s text:c="15"/>outras solicitações do mesmo tipo.</text:p>
      <text:p text:style-name="P81"><text:span text:style-name="T83"><text:s text:c="15"/></text:span><text:span text:style-name="T108">low:</text:span><text:span text:style-name="T82"> Uma solicitação de busca de baixa prioridade em relação a <text:s text:c="25"/></text:span></text:p>
      <text:p text:style-name="P103"><text:s text:c="15"/>outras solicitações do mesmo tipo.</text:p>
      <text:p text:style-name="P81"><text:span text:style-name="T83"><text:s text:c="15"/></text:span><text:span text:style-name="T108">auto:</text:span><text:span text:style-name="T82"> determina automaticamente a prioridade da solicitação de <text:s text:c="10"/></text:span></text:p>
      <text:p text:style-name="P103"><text:soft-page-break/><text:s text:c="15"/>busca em relação a outras solicitações do mesmo tipo (padrão).</text:p>
      <text:p text:style-name="P104"/>
      <text:p text:style-name="P89"><text:span text:style-name="T12">Todos</text:span><text:span text:style-name="T13">:</text:span><text:span text:style-name="T118"> </text:span><text:span text:style-name="T6">{ </text:span></text:p>
      <text:p text:style-name="P105"><text:span text:style-name="T22"><text:s text:c="5"/></text:span><text:span text:style-name="T119">method: “GET/POST/</text:span><text:span text:style-name="T120">PUT/DELETE/HEAD/OPTIONS/PATCH</text:span><text:span text:style-name="T119">”, </text:span></text:p>
      <text:p text:style-name="P106"><text:span text:style-name="T22"><text:s text:c="5"/></text:span><text:span text:style-name="T119">headers: {“Content-Type”: “ “}, </text:span></text:p>
      <text:p text:style-name="P106"><text:span text:style-name="T22"><text:s text:c="5"/></text:span><text:span text:style-name="T119">body: </text:span><text:span text:style-name="T120">JSON.stringify({ <text:s/>}), </text:span></text:p>
      <text:p text:style-name="P107"><text:span text:style-name="T22"><text:s text:c="5"/></text:span><text:span text:style-name="T120">mode: “cors/no-cors/same-origin/</text:span><text:span text:style-name="T121">navigate</text:span><text:span text:style-name="T120">”, </text:span></text:p>
      <text:p text:style-name="P108"><text:span text:style-name="T22"><text:s text:c="5"/></text:span><text:span text:style-name="T121">credentials: “omit/same-origin/include”, </text:span></text:p>
      <text:p text:style-name="P108"><text:span text:style-name="T22"><text:s text:c="5"/></text:span><text:span text:style-name="T122">cache: “default/no-store/reload/no-cache/force-cache/only-if-cached”, </text:span></text:p>
      <text:p text:style-name="P108"><text:span text:style-name="T20"><text:s text:c="5"/></text:span><text:span text:style-name="T123">redirect: “follow/error/manual”, </text:span></text:p>
      <text:p text:style-name="P110"><text:span text:style-name="T20"><text:s text:c="5"/></text:span>referrer: “no-referrer/no-referrer-when-downgrade/same-origin/origin/</text:p>
      <text:p text:style-name="P110"><text:span text:style-name="T20"><text:s text:c="5"/></text:span>strict-origin/origin-when-cross-origin/strict-origin-when-cross-origin/ <text:s/></text:p>
      <text:p text:style-name="P110"><text:span text:style-name="T20"><text:s text:c="5"/></text:span>unsafe-url”, </text:p>
      <text:p text:style-name="P85"><text:span text:style-name="T98"><text:s text:c="5"/></text:span><text:span text:style-name="T101">referrerPolicy:“no-referrer/no-referrer-when-downgrade/origin/unsafe- <text:s/></text:span></text:p>
      <text:p text:style-name="P85"><text:span text:style-name="T98"><text:s text:c="5"/></text:span><text:span text:style-name="T101">url/origin-when-cross-origin”, </text:span></text:p>
      <text:p text:style-name="P84"><text:span text:style-name="T98"><text:s text:c="5"/></text:span><text:span text:style-name="T101">integrity: “</text:span><text:span text:style-name="T102">hash do recurso solicitado</text:span><text:span text:style-name="T101">“, </text:span></text:p>
      <text:p text:style-name="P84"><text:span text:style-name="T98"><text:s text:c="5"/></text:span><text:span text:style-name="T102">keepalive: true/false, </text:span></text:p>
      <text:p text:style-name="P84"><text:span text:style-name="T99"><text:s text:c="5"/></text:span><text:span text:style-name="T102">signal: , </text:span></text:p>
      <text:p text:style-name="P84"><text:span text:style-name="T99"><text:s text:c="5"/></text:span><text:span text:style-name="T102">priority: </text:span><text:span text:style-name="T103">“highest/high/normal/low/lowest” </text:span></text:p>
      <text:p text:style-name="P111">} </text:p>
      <text:p text:style-name="P104"/>
      <text:p text:style-name="P82"><text:span text:style-name="T7">Principais:</text:span> <text:span text:style-name="T2">{ </text:span></text:p>
      <text:p text:style-name="P109"><text:span text:style-name="T22"><text:s text:c="5"/></text:span><text:span text:style-name="T119">method: “GET/POST/</text:span><text:span text:style-name="T120">PUT/DELETE/HEAD/OPTIONS/PATCH</text:span><text:span text:style-name="T119">”, </text:span></text:p>
      <text:p text:style-name="P109"><text:span text:style-name="T22"><text:s text:c="5"/></text:span><text:span text:style-name="T119">headers: {“Content-Type”: “ “}, </text:span></text:p>
      <text:p text:style-name="P109"><text:span text:style-name="T22"><text:s text:c="5"/></text:span><text:span text:style-name="T119">body: </text:span><text:span text:style-name="T120">JSON.stringify({ <text:s/>}), </text:span></text:p>
      <text:p text:style-name="P109"><text:span text:style-name="T22"><text:s text:c="5"/></text:span><text:span text:style-name="T120">mode: “cors/no-cors/same-origin/</text:span><text:span text:style-name="T121">navigate</text:span><text:span text:style-name="T120">”, </text:span></text:p>
      <text:p text:style-name="P86">} </text:p>
      <text:p text:style-name="P69"><text:span text:style-name="T111"/></text:p>
      <text:p text:style-name="P69"><text:span text:style-name="T111">GET</text:span><text:span text:style-name="T110"> -</text:span><text:span text:style-name="T81"> </text:span><text:span text:style-name="T104">O GET é o metodo padrão do fetch e é o mais usado, Vai buscar dados externos e retornar uma Promise</text:span></text:p>
      <text:p text:style-name="P116"><text:soft-page-break/><text:span text:style-name="T110">P</text:span><text:span text:style-name="T108">OST -</text:span><text:span text:style-name="T78"> </text:span><text:span text:style-name="T105">O POST é o metodo usado para enviar dados. Serão enviados pelo body dentro de um JSON stringify, o tipo do dado será especificado no headers em formato json. Geralmente esses dados serão enviados com o intuito de receber um retorno com eles modificados, ou seja, os dados irão retornar com alguma modificação feita pelo endpoint:</text:span></text:p>
      <text:p text:style-name="P120"><text:span text:style-name="T105">f</text:span><text:span text:style-name="T78">etch(“endpoint”, { </text:span></text:p>
      <text:p text:style-name="P120"><text:span text:style-name="T97"><text:s text:c="5"/></text:span><text:span text:style-name="T78">method: “POST”, </text:span></text:p>
      <text:p text:style-name="P120"><text:span text:style-name="T97"><text:s text:c="5"/></text:span><text:span text:style-name="T78">body: JSON.stringify({ <text:s/>}), </text:span></text:p>
      <text:p text:style-name="P120"><text:span text:style-name="T97"><text:s text:c="5"/></text:span><text:span text:style-name="T78">headers: {“Content-Type”: ” <text:s/>”} </text:span></text:p>
      <text:p text:style-name="P120"><text:span text:style-name="T78">}) </text:span></text:p>
      <text:p text:style-name="P116"><text:span text:style-name="T105"/></text:p>
      <text:p text:style-name="P117"><text:span text:style-name="T117">E</text:span><text:span text:style-name="T108">x:</text:span><text:span text:style-name="T78"> </text:span></text:p>
      <text:p text:style-name="P121"><text:span text:style-name="T105">f</text:span><text:span text:style-name="T78">etch(“https://jsonplaceholder.typicode.com/posts”, { </text:span></text:p>
      <text:p text:style-name="P121"><text:span text:style-name="T97"><text:s text:c="5"/></text:span><text:span text:style-name="T78">method: “POST”, </text:span></text:p>
      <text:p text:style-name="P121"><text:span text:style-name="T97"><text:s text:c="5"/></text:span><text:span text:style-name="T78">body: JSON.stringify( {key1: “value1”, key2: “value2”} ) </text:span></text:p>
      <text:p text:style-name="P121"><text:span text:style-name="T97"><text:s text:c="5"/></text:span><text:span text:style-name="T106">headers: {“Content-Type”: “application/json”} </text:span><text:span text:style-name="T100"><text:s/>← Dados em formato json</text:span></text:p>
      <text:p text:style-name="P118"><text:span text:style-name="T107">}) </text:span></text:p>
      <text:p text:style-name="P83"/>
      <text:p text:style-name="P45"><text:span text:style-name="T7">auto-invocavel -</text:span> Para trabalhar de modo sincrono mesmo em casos assincronos é necessario usar funções auto-invocaveis: </text:p>
      <text:p text:style-name="P59">(function ( <text:s/>) { const dados = await dadosExternos( <text:s/>) })( <text:s/>) </text:p>
      <text:p text:style-name="P18"/>
      <text:p text:style-name="P46"><text:span text:style-name="T7">Loop Event –</text:span> A promise agenda a execução para o final do loop atual, enquanto o setTimeout é executado no próximo loop</text:p>
      <text:p text:style-name="P18"/>
      <text:p text:style-name="P35"><text:span text:style-name="T7">Consumindo uma API -</text:span> </text:p>
      <text:p text:style-name="P35"><text:span text:style-name="T7">then:</text:span> <text:span text:style-name="T2">axios.get(“ “).then(</text:span><text:span text:style-name="T5">data</text:span><text:span text:style-name="T2"> =&gt; console.log(</text:span><text:span text:style-name="T5">data</text:span><text:span text:style-name="T2">)) </text:span></text:p>
      <text:p text:style-name="P35"><text:span text:style-name="T7">async/await:</text:span> <text:span text:style-name="T2">const fetchApi = async ( <text:s/>) =&gt; { </text:span></text:p>
      <text:p text:style-name="P60"><text:s text:c="5"/>const response = await axios.get(“ “) </text:p>
      <text:p text:style-name="P60"><text:s text:c="5"/>console.log(response) </text:p>
      <text:p text:style-name="P60"><text:soft-page-break/>} </text:p>
      <text:p text:style-name="P47">_____________________________________________________________________</text:p>
      <text:p text:style-name="P48"><text:span text:style-name="T11">Obs:</text:span><text:span text:style-name="T73"> </text:span>é uma boa pratica fazer o codigo crescer pra baixo e não pra frente (<text:span text:style-name="T73">criando uma barriga</text:span>), vai facilitar a manutenção</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Helvetica, sans-serif"/>
    <style:font-face style:name="Jetbrains Mono" svg:font-family="'Jetbrains Mono', monospace, Inter"/>
    <style:font-face style:name="Lohit Devanagari1" svg:font-family="'Lohit Devanagari'"/>
    <style:font-face style:name="Roboto" svg:font-family="Roboto,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12:09:08.574336705</meta:creation-date>
    <dc:date>2023-04-19T04:54:45.234852290</dc:date>
    <meta:editing-duration>P1DT14H2M21S</meta:editing-duration>
    <meta:editing-cycles>59</meta:editing-cycles>
    <meta:generator>LibreOffice/7.0.4.2$Linux_X86_64 LibreOffice_project/00$Build-2</meta:generator>
    <meta:document-statistic meta:table-count="0" meta:image-count="0" meta:object-count="0" meta:page-count="11" meta:paragraph-count="187" meta:word-count="2032" meta:character-count="14546" meta:non-whitespace-character-count="11353"/>
  </office:meta>
</office:document-meta>
</file>